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1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.3pt"/>
    </style:style>
    <style:style style:name="co4" style:family="table-column">
      <style:table-column-properties fo:break-before="auto" style:column-width="20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000000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color="#cc3300"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c33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10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aQ" table:style-name="ta1">
        <table:shapes>
          <draw:frame draw:z-index="0" draw:style-name="gr1" draw:text-style-name="P1" svg:width="453.51pt" svg:height="255.09pt" svg:x="35.26pt" svg:y="20.72pt">
            <loext:p draw:notify-on-update-of-ranges="1aQ.J1:1aQ.J1 1aQ.K1:1aQ.T1 1aQ.J2:1aQ.J2 1aQ.K2:1aQ.T2 1aQ.J3:1aQ.J3 1aQ.K3:1aQ.T3 1aQ.J4:1aQ.J4 1aQ.K4:1aQ.T4 1aQ.J5:1aQ.J5 1aQ.K5:1aQ.T5 1aQ.J6:1aQ.J6 1aQ.K6:1aQ.T6 1aQ.J7:1aQ.J7 1aQ.K7:1aQ.T7 1aQ.J8:1aQ.J8 1aQ.K8:1aQ.T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default-cell-style-name="ce5"/>
        <table:table-column table:style-name="co2" table:number-columns-repeated="7" table:default-cell-style-name="ce9"/>
        <table:table-column table:style-name="co2" table:number-columns-repeated="3" table:default-cell-style-name="Default"/>
        <table:table-row table:style-name="ro1">
          <table:table-cell table:number-columns-repeated="9"/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512" calcext:value-type="float">
            <text:p>512</text:p>
          </table:table-cell>
          <table:table-cell table:style-name="ce5" office:value-type="float" office:value="1024" calcext:value-type="float">
            <text:p>1024</text:p>
          </table:table-cell>
          <table:table-cell table:style-name="ce5" office:value-type="float" office:value="2048" calcext:value-type="float">
            <text:p>2048</text:p>
          </table:table-cell>
          <table:table-cell table:style-name="ce5" office:value-type="float" office:value="4096" calcext:value-type="float">
            <text:p>4096</text:p>
          </table:table-cell>
        </table:table-row>
        <table:table-row table:style-name="ro1">
          <table:table-cell table:number-columns-repeated="9"/>
          <table:table-cell office:value-type="float" office:value="32768" calcext:value-type="float">
            <text:p>32768</text:p>
          </table:table-cell>
          <table:table-cell table:style-name="ce7" office:value-type="float" office:value="0.002291" calcext:value-type="float">
            <text:p>0.002291</text:p>
          </table:table-cell>
          <table:table-cell table:style-name="ce7" office:value-type="float" office:value="0.000719" calcext:value-type="float">
            <text:p>0.000719</text:p>
          </table:table-cell>
          <table:table-cell table:style-name="ce7" office:value-type="float" office:value="0.001146" calcext:value-type="float">
            <text:p>0.001146</text:p>
          </table:table-cell>
          <table:table-cell table:style-name="ce7" office:value-type="float" office:value="0.002034" calcext:value-type="float">
            <text:p>0.002034</text:p>
          </table:table-cell>
          <table:table-cell table:style-name="ce7" office:value-type="float" office:value="0.005407" calcext:value-type="float">
            <text:p>0.005407</text:p>
          </table:table-cell>
          <table:table-cell table:style-name="ce7" office:value-type="float" office:value="0.006344" calcext:value-type="float">
            <text:p>0.006344</text:p>
          </table:table-cell>
          <table:table-cell table:style-name="ce7" office:value-type="float" office:value="0.016546" calcext:value-type="float">
            <text:p>0.016546</text:p>
          </table:table-cell>
          <table:table-cell table:style-name="ce7" office:value-type="float" office:value="0.027521" calcext:value-type="float">
            <text:p>0.027521</text:p>
          </table:table-cell>
          <table:table-cell table:style-name="ce7" office:value-type="float" office:value="0.048578" calcext:value-type="float">
            <text:p>0.048578</text:p>
          </table:table-cell>
          <table:table-cell table:style-name="ce7" office:value-type="float" office:value="0.09314" calcext:value-type="float">
            <text:p>0.09314</text:p>
          </table:table-cell>
        </table:table-row>
        <table:table-row table:style-name="ro1">
          <table:table-cell table:number-columns-repeated="9"/>
          <table:table-cell office:value-type="float" office:value="65536" calcext:value-type="float">
            <text:p>65536</text:p>
          </table:table-cell>
          <table:table-cell table:style-name="ce7" office:value-type="float" office:value="0.003809" calcext:value-type="float">
            <text:p>0.003809</text:p>
          </table:table-cell>
          <table:table-cell table:style-name="ce7" office:value-type="float" office:value="0.001347" calcext:value-type="float">
            <text:p>0.001347</text:p>
          </table:table-cell>
          <table:table-cell table:style-name="ce7" office:value-type="float" office:value="0.007434" calcext:value-type="float">
            <text:p>0.007434</text:p>
          </table:table-cell>
          <table:table-cell table:style-name="ce7" office:value-type="float" office:value="0.006707" calcext:value-type="float">
            <text:p>0.006707</text:p>
          </table:table-cell>
          <table:table-cell table:style-name="ce7" office:value-type="float" office:value="0.007547" calcext:value-type="float">
            <text:p>0.007547</text:p>
          </table:table-cell>
          <table:table-cell table:style-name="ce7" office:value-type="float" office:value="0.011693" calcext:value-type="float">
            <text:p>0.011693</text:p>
          </table:table-cell>
          <table:table-cell table:style-name="ce7" office:value-type="float" office:value="0.014983" calcext:value-type="float">
            <text:p>0.014983</text:p>
          </table:table-cell>
          <table:table-cell table:style-name="ce7" office:value-type="float" office:value="0.032337" calcext:value-type="float">
            <text:p>0.032337</text:p>
          </table:table-cell>
          <table:table-cell table:style-name="ce7" office:value-type="float" office:value="0.053861" calcext:value-type="float">
            <text:p>0.053861</text:p>
          </table:table-cell>
          <table:table-cell table:style-name="ce7" office:value-type="float" office:value="0.099502" calcext:value-type="float">
            <text:p>0.099502</text:p>
          </table:table-cell>
        </table:table-row>
        <table:table-row table:style-name="ro1">
          <table:table-cell table:number-columns-repeated="9"/>
          <table:table-cell office:value-type="float" office:value="131072" calcext:value-type="float">
            <text:p>131072</text:p>
          </table:table-cell>
          <table:table-cell table:style-name="ce7" office:value-type="float" office:value="0.016677" calcext:value-type="float">
            <text:p>0.016677</text:p>
          </table:table-cell>
          <table:table-cell table:style-name="ce7" office:value-type="float" office:value="0.019757" calcext:value-type="float">
            <text:p>0.019757</text:p>
          </table:table-cell>
          <table:table-cell table:style-name="ce7" office:value-type="float" office:value="0.017674" calcext:value-type="float">
            <text:p>0.017674</text:p>
          </table:table-cell>
          <table:table-cell table:style-name="ce7" office:value-type="float" office:value="0.020819" calcext:value-type="float">
            <text:p>0.020819</text:p>
          </table:table-cell>
          <table:table-cell table:style-name="ce7" office:value-type="float" office:value="0.017655" calcext:value-type="float">
            <text:p>0.017655</text:p>
          </table:table-cell>
          <table:table-cell table:style-name="ce7" office:value-type="float" office:value="0.0159" calcext:value-type="float">
            <text:p>0.0159</text:p>
          </table:table-cell>
          <table:table-cell table:style-name="ce7" office:value-type="float" office:value="0.019688" calcext:value-type="float">
            <text:p>0.019688</text:p>
          </table:table-cell>
          <table:table-cell table:style-name="ce7" office:value-type="float" office:value="0.027909" calcext:value-type="float">
            <text:p>0.027909</text:p>
          </table:table-cell>
          <table:table-cell table:style-name="ce7" office:value-type="float" office:value="0.065419" calcext:value-type="float">
            <text:p>0.065419</text:p>
          </table:table-cell>
          <table:table-cell table:style-name="ce7" office:value-type="float" office:value="0.107754" calcext:value-type="float">
            <text:p>0.107754</text:p>
          </table:table-cell>
        </table:table-row>
        <table:table-row table:style-name="ro1">
          <table:table-cell table:number-columns-repeated="9"/>
          <table:table-cell office:value-type="float" office:value="262114" calcext:value-type="float">
            <text:p>262114</text:p>
          </table:table-cell>
          <table:table-cell table:style-name="ce7" office:value-type="float" office:value="0.040218" calcext:value-type="float">
            <text:p>0.040218</text:p>
          </table:table-cell>
          <table:table-cell table:style-name="ce7" office:value-type="float" office:value="0.047171" calcext:value-type="float">
            <text:p>0.047171</text:p>
          </table:table-cell>
          <table:table-cell table:style-name="ce7" office:value-type="float" office:value="0.052456" calcext:value-type="float">
            <text:p>0.052456</text:p>
          </table:table-cell>
          <table:table-cell table:style-name="ce7" office:value-type="float" office:value="0.045456" calcext:value-type="float">
            <text:p>0.045456</text:p>
          </table:table-cell>
          <table:table-cell table:style-name="ce7" office:value-type="float" office:value="0.04987" calcext:value-type="float">
            <text:p>0.04987</text:p>
          </table:table-cell>
          <table:table-cell table:style-name="ce7" office:value-type="float" office:value="0.054778" calcext:value-type="float">
            <text:p>0.054778</text:p>
          </table:table-cell>
          <table:table-cell table:style-name="ce7" office:value-type="float" office:value="0.038955" calcext:value-type="float">
            <text:p>0.038955</text:p>
          </table:table-cell>
          <table:table-cell table:style-name="ce7" office:value-type="float" office:value="0.054167" calcext:value-type="float">
            <text:p>0.054167</text:p>
          </table:table-cell>
          <table:table-cell table:style-name="ce7" office:value-type="float" office:value="0.062689" calcext:value-type="float">
            <text:p>0.062689</text:p>
          </table:table-cell>
          <table:table-cell table:style-name="ce7" office:value-type="float" office:value="0.125016" calcext:value-type="float">
            <text:p>0.125016</text:p>
          </table:table-cell>
        </table:table-row>
        <table:table-row table:style-name="ro1">
          <table:table-cell table:number-columns-repeated="9"/>
          <table:table-cell office:value-type="float" office:value="524288" calcext:value-type="float">
            <text:p>524288</text:p>
          </table:table-cell>
          <table:table-cell table:style-name="ce7" office:value-type="float" office:value="0.092307" calcext:value-type="float">
            <text:p>0.092307</text:p>
          </table:table-cell>
          <table:table-cell table:style-name="ce7" office:value-type="float" office:value="0.113131" calcext:value-type="float">
            <text:p>0.113131</text:p>
          </table:table-cell>
          <table:table-cell table:style-name="ce7" office:value-type="float" office:value="0.117796" calcext:value-type="float">
            <text:p>0.117796</text:p>
          </table:table-cell>
          <table:table-cell table:style-name="ce7" office:value-type="float" office:value="0.116929" calcext:value-type="float">
            <text:p>0.116929</text:p>
          </table:table-cell>
          <table:table-cell table:style-name="ce7" office:value-type="float" office:value="0.124302" calcext:value-type="float">
            <text:p>0.124302</text:p>
          </table:table-cell>
          <table:table-cell table:style-name="ce7" office:value-type="float" office:value="0.11545" calcext:value-type="float">
            <text:p>0.11545</text:p>
          </table:table-cell>
          <table:table-cell table:style-name="ce7" office:value-type="float" office:value="0.07844" calcext:value-type="float">
            <text:p>0.07844</text:p>
          </table:table-cell>
          <table:table-cell table:style-name="ce7" office:value-type="float" office:value="0.086637" calcext:value-type="float">
            <text:p>0.086637</text:p>
          </table:table-cell>
          <table:table-cell table:style-name="ce7" office:value-type="float" office:value="0.107424" calcext:value-type="float">
            <text:p>0.107424</text:p>
          </table:table-cell>
          <table:table-cell table:style-name="ce7" office:value-type="float" office:value="0.122501" calcext:value-type="float">
            <text:p>0.122501</text:p>
          </table:table-cell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style-name="ce7" office:value-type="float" office:value="0.23519" calcext:value-type="float">
            <text:p>0.23519</text:p>
          </table:table-cell>
          <table:table-cell table:style-name="ce7" office:value-type="float" office:value="0.283843" calcext:value-type="float">
            <text:p>0.283843</text:p>
          </table:table-cell>
          <table:table-cell table:style-name="ce7" office:value-type="float" office:value="0.269647" calcext:value-type="float">
            <text:p>0.269647</text:p>
          </table:table-cell>
          <table:table-cell table:style-name="ce7" office:value-type="float" office:value="0.269558" calcext:value-type="float">
            <text:p>0.269558</text:p>
          </table:table-cell>
          <table:table-cell table:style-name="ce7" office:value-type="float" office:value="0.279023" calcext:value-type="float">
            <text:p>0.279023</text:p>
          </table:table-cell>
          <table:table-cell table:style-name="ce7" office:value-type="float" office:value="0.268838" calcext:value-type="float">
            <text:p>0.268838</text:p>
          </table:table-cell>
          <table:table-cell table:style-name="ce7" office:value-type="float" office:value="0.174319" calcext:value-type="float">
            <text:p>0.174319</text:p>
          </table:table-cell>
          <table:table-cell table:style-name="ce7" office:value-type="float" office:value="0.219203" calcext:value-type="float">
            <text:p>0.219203</text:p>
          </table:table-cell>
          <table:table-cell table:style-name="ce7" office:value-type="float" office:value="0.202705" calcext:value-type="float">
            <text:p>0.202705</text:p>
          </table:table-cell>
          <table:table-cell table:style-name="ce7" office:value-type="float" office:value="0.250545" calcext:value-type="float">
            <text:p>0.250545</text:p>
          </table:table-cell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style-name="ce7" office:value-type="float" office:value="0.479866" calcext:value-type="float">
            <text:p>0.479866</text:p>
          </table:table-cell>
          <table:table-cell table:style-name="ce7" office:value-type="float" office:value="0.552356" calcext:value-type="float">
            <text:p>0.552356</text:p>
          </table:table-cell>
          <table:table-cell table:style-name="ce7" office:value-type="float" office:value="0.558895" calcext:value-type="float">
            <text:p>0.558895</text:p>
          </table:table-cell>
          <table:table-cell table:style-name="ce7" office:value-type="float" office:value="0.579978" calcext:value-type="float">
            <text:p>0.579978</text:p>
          </table:table-cell>
          <table:table-cell table:style-name="ce7" office:value-type="float" office:value="0.554834" calcext:value-type="float">
            <text:p>0.554834</text:p>
          </table:table-cell>
          <table:table-cell table:style-name="ce7" office:value-type="float" office:value="0.493645" calcext:value-type="float">
            <text:p>0.493645</text:p>
          </table:table-cell>
          <table:table-cell table:style-name="ce7" office:value-type="float" office:value="0.489127" calcext:value-type="float">
            <text:p>0.489127</text:p>
          </table:table-cell>
          <table:table-cell table:style-name="ce7" office:value-type="float" office:value="0.495112" calcext:value-type="float">
            <text:p>0.495112</text:p>
          </table:table-cell>
          <table:table-cell table:style-name="ce7" office:value-type="float" office:value="0.453861" calcext:value-type="float">
            <text:p>0.453861</text:p>
          </table:table-cell>
          <table:table-cell table:style-name="ce7" office:value-type="float" office:value="0.398421" calcext:value-type="float">
            <text:p>0.398421</text:p>
          </table:table-cell>
        </table:table-row>
        <table:table-row table:style-name="ro1">
          <table:table-cell table:number-columns-repeated="9"/>
          <table:table-cell table:style-name="Default" table:number-columns-repeated="8"/>
          <table:table-cell table:number-columns-repeated="3"/>
        </table:table-row>
        <table:table-row table:style-name="ro1">
          <table:table-cell table:number-columns-repeated="8"/>
          <table:table-cell table:style-name="ce1" table:number-columns-repeated="2"/>
          <table:table-cell table:style-name="ce8" office:value-type="string" calcext:value-type="string" table:number-columns-spanned="7" table:number-rows-spanned="1">
            <text:p>Tamanho da instância</text:p>
          </table:table-cell>
          <table:covered-table-cell table:number-columns-repeated="6" table:style-name="ce10"/>
          <table:table-cell table:number-columns-repeated="3"/>
        </table:table-row>
        <table:table-row table:style-name="ro1">
          <table:table-cell table:number-columns-repeated="8"/>
          <table:table-cell table:style-name="ce2"/>
          <table:table-cell table:style-name="ce6"/>
          <table:table-cell table:style-name="ce5" office:value-type="float" office:value="32768" calcext:value-type="float">
            <text:p>32768</text:p>
          </table:table-cell>
          <table:table-cell table:style-name="ce5" office:value-type="float" office:value="65536" calcext:value-type="float">
            <text:p>65536</text:p>
          </table:table-cell>
          <table:table-cell table:style-name="ce5" office:value-type="float" office:value="131072" calcext:value-type="float">
            <text:p>131072</text:p>
          </table:table-cell>
          <table:table-cell table:style-name="ce5" office:value-type="float" office:value="262114" calcext:value-type="float">
            <text:p>262114</text:p>
          </table:table-cell>
          <table:table-cell table:style-name="ce5" office:value-type="float" office:value="524288" calcext:value-type="float">
            <text:p>524288</text:p>
          </table:table-cell>
          <table:table-cell table:style-name="ce5" office:value-type="float" office:value="1048576" calcext:value-type="float">
            <text:p>1048576</text:p>
          </table:table-cell>
          <table:table-cell table:style-name="ce5" office:value-type="float" office:value="2097152" calcext:value-type="float">
            <text:p>2097152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3" office:value-type="string" calcext:value-type="string" table:number-columns-spanned="1" table:number-rows-spanned="10">
            <text:p>Número de Threads</text:p>
          </table:table-cell>
          <table:table-cell office:value-type="float" office:value="4" calcext:value-type="float">
            <text:p>4</text:p>
          </table:table-cell>
          <table:table-cell office:value-type="float" office:value="0.002291" calcext:value-type="float">
            <text:p>0.002291</text:p>
          </table:table-cell>
          <table:table-cell office:value-type="float" office:value="0.003809" calcext:value-type="float">
            <text:p>0.003809</text:p>
          </table:table-cell>
          <table:table-cell office:value-type="float" office:value="0.016677" calcext:value-type="float">
            <text:p>0.016677</text:p>
          </table:table-cell>
          <table:table-cell office:value-type="float" office:value="0.040218" calcext:value-type="float">
            <text:p>0.040218</text:p>
          </table:table-cell>
          <table:table-cell office:value-type="float" office:value="0.092307" calcext:value-type="float">
            <text:p>0.092307</text:p>
          </table:table-cell>
          <table:table-cell office:value-type="float" office:value="0.23519" calcext:value-type="float">
            <text:p>0.23519</text:p>
          </table:table-cell>
          <table:table-cell office:value-type="float" office:value="0.479866" calcext:value-type="float">
            <text:p>0.479866</text:p>
          </table:table-cell>
          <table:table-cell table:number-columns-repeated="3"/>
        </table:table-row>
        <table:table-row table:style-name="ro1">
          <table:table-cell table:number-columns-repeated="8"/>
          <table:covered-table-cell/>
          <table:table-cell office:value-type="float" office:value="16" calcext:value-type="float">
            <text:p>16</text:p>
          </table:table-cell>
          <table:table-cell office:value-type="float" office:value="0.000719" calcext:value-type="float">
            <text:p>0.000719</text:p>
          </table:table-cell>
          <table:table-cell office:value-type="float" office:value="0.001347" calcext:value-type="float">
            <text:p>0.001347</text:p>
          </table:table-cell>
          <table:table-cell office:value-type="float" office:value="0.019757" calcext:value-type="float">
            <text:p>0.019757</text:p>
          </table:table-cell>
          <table:table-cell office:value-type="float" office:value="0.047171" calcext:value-type="float">
            <text:p>0.047171</text:p>
          </table:table-cell>
          <table:table-cell office:value-type="float" office:value="0.113131" calcext:value-type="float">
            <text:p>0.113131</text:p>
          </table:table-cell>
          <table:table-cell office:value-type="float" office:value="0.283843" calcext:value-type="float">
            <text:p>0.283843</text:p>
          </table:table-cell>
          <table:table-cell office:value-type="float" office:value="0.552356" calcext:value-type="float">
            <text:p>0.552356</text:p>
          </table:table-cell>
          <table:table-cell table:number-columns-repeated="3"/>
        </table:table-row>
        <table:table-row table:style-name="ro1">
          <table:table-cell table:number-columns-repeated="8"/>
          <table:covered-table-cell/>
          <table:table-cell office:value-type="float" office:value="32" calcext:value-type="float">
            <text:p>32</text:p>
          </table:table-cell>
          <table:table-cell office:value-type="float" office:value="0.001146" calcext:value-type="float">
            <text:p>0.001146</text:p>
          </table:table-cell>
          <table:table-cell office:value-type="float" office:value="0.007434" calcext:value-type="float">
            <text:p>0.007434</text:p>
          </table:table-cell>
          <table:table-cell office:value-type="float" office:value="0.017674" calcext:value-type="float">
            <text:p>0.017674</text:p>
          </table:table-cell>
          <table:table-cell office:value-type="float" office:value="0.052456" calcext:value-type="float">
            <text:p>0.052456</text:p>
          </table:table-cell>
          <table:table-cell office:value-type="float" office:value="0.117796" calcext:value-type="float">
            <text:p>0.117796</text:p>
          </table:table-cell>
          <table:table-cell office:value-type="float" office:value="0.269647" calcext:value-type="float">
            <text:p>0.269647</text:p>
          </table:table-cell>
          <table:table-cell office:value-type="float" office:value="0.558895" calcext:value-type="float">
            <text:p>0.558895</text:p>
          </table:table-cell>
          <table:table-cell table:number-columns-repeated="3"/>
        </table:table-row>
        <table:table-row table:style-name="ro1">
          <table:table-cell table:number-columns-repeated="8"/>
          <table:covered-table-cell/>
          <table:table-cell office:value-type="float" office:value="64" calcext:value-type="float">
            <text:p>64</text:p>
          </table:table-cell>
          <table:table-cell office:value-type="float" office:value="0.002034" calcext:value-type="float">
            <text:p>0.002034</text:p>
          </table:table-cell>
          <table:table-cell office:value-type="float" office:value="0.006707" calcext:value-type="float">
            <text:p>0.006707</text:p>
          </table:table-cell>
          <table:table-cell office:value-type="float" office:value="0.020819" calcext:value-type="float">
            <text:p>0.020819</text:p>
          </table:table-cell>
          <table:table-cell office:value-type="float" office:value="0.045456" calcext:value-type="float">
            <text:p>0.045456</text:p>
          </table:table-cell>
          <table:table-cell office:value-type="float" office:value="0.116929" calcext:value-type="float">
            <text:p>0.116929</text:p>
          </table:table-cell>
          <table:table-cell office:value-type="float" office:value="0.269558" calcext:value-type="float">
            <text:p>0.269558</text:p>
          </table:table-cell>
          <table:table-cell office:value-type="float" office:value="0.579978" calcext:value-type="float">
            <text:p>0.579978</text:p>
          </table:table-cell>
          <table:table-cell table:number-columns-repeated="3"/>
        </table:table-row>
        <table:table-row table:style-name="ro1">
          <table:table-cell table:number-columns-repeated="8"/>
          <table:covered-table-cell/>
          <table:table-cell office:value-type="float" office:value="128" calcext:value-type="float">
            <text:p>128</text:p>
          </table:table-cell>
          <table:table-cell office:value-type="float" office:value="0.005407" calcext:value-type="float">
            <text:p>0.005407</text:p>
          </table:table-cell>
          <table:table-cell office:value-type="float" office:value="0.007547" calcext:value-type="float">
            <text:p>0.007547</text:p>
          </table:table-cell>
          <table:table-cell office:value-type="float" office:value="0.017655" calcext:value-type="float">
            <text:p>0.017655</text:p>
          </table:table-cell>
          <table:table-cell office:value-type="float" office:value="0.04987" calcext:value-type="float">
            <text:p>0.04987</text:p>
          </table:table-cell>
          <table:table-cell office:value-type="float" office:value="0.124302" calcext:value-type="float">
            <text:p>0.124302</text:p>
          </table:table-cell>
          <table:table-cell office:value-type="float" office:value="0.279023" calcext:value-type="float">
            <text:p>0.279023</text:p>
          </table:table-cell>
          <table:table-cell office:value-type="float" office:value="0.554834" calcext:value-type="float">
            <text:p>0.554834</text:p>
          </table:table-cell>
          <table:table-cell table:number-columns-repeated="3"/>
        </table:table-row>
        <table:table-row table:style-name="ro1">
          <table:table-cell table:number-columns-repeated="8"/>
          <table:covered-table-cell/>
          <table:table-cell office:value-type="float" office:value="256" calcext:value-type="float">
            <text:p>256</text:p>
          </table:table-cell>
          <table:table-cell office:value-type="float" office:value="0.006344" calcext:value-type="float">
            <text:p>0.006344</text:p>
          </table:table-cell>
          <table:table-cell office:value-type="float" office:value="0.011693" calcext:value-type="float">
            <text:p>0.011693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54778" calcext:value-type="float">
            <text:p>0.054778</text:p>
          </table:table-cell>
          <table:table-cell office:value-type="float" office:value="0.11545" calcext:value-type="float">
            <text:p>0.11545</text:p>
          </table:table-cell>
          <table:table-cell office:value-type="float" office:value="0.268838" calcext:value-type="float">
            <text:p>0.268838</text:p>
          </table:table-cell>
          <table:table-cell office:value-type="float" office:value="0.493645" calcext:value-type="float">
            <text:p>0.493645</text:p>
          </table:table-cell>
          <table:table-cell table:number-columns-repeated="3"/>
        </table:table-row>
        <table:table-row table:style-name="ro1">
          <table:table-cell table:number-columns-repeated="8"/>
          <table:covered-table-cell/>
          <table:table-cell office:value-type="float" office:value="512" calcext:value-type="float">
            <text:p>512</text:p>
          </table:table-cell>
          <table:table-cell office:value-type="float" office:value="0.016546" calcext:value-type="float">
            <text:p>0.016546</text:p>
          </table:table-cell>
          <table:table-cell office:value-type="float" office:value="0.014983" calcext:value-type="float">
            <text:p>0.014983</text:p>
          </table:table-cell>
          <table:table-cell office:value-type="float" office:value="0.019688" calcext:value-type="float">
            <text:p>0.019688</text:p>
          </table:table-cell>
          <table:table-cell office:value-type="float" office:value="0.038955" calcext:value-type="float">
            <text:p>0.038955</text:p>
          </table:table-cell>
          <table:table-cell office:value-type="float" office:value="0.07844" calcext:value-type="float">
            <text:p>0.07844</text:p>
          </table:table-cell>
          <table:table-cell office:value-type="float" office:value="0.174319" calcext:value-type="float">
            <text:p>0.174319</text:p>
          </table:table-cell>
          <table:table-cell office:value-type="float" office:value="0.489127" calcext:value-type="float">
            <text:p>0.489127</text:p>
          </table:table-cell>
          <table:table-cell table:number-columns-repeated="3"/>
        </table:table-row>
        <table:table-row table:style-name="ro1">
          <table:table-cell table:number-columns-repeated="8"/>
          <table:covered-table-cell/>
          <table:table-cell office:value-type="float" office:value="1024" calcext:value-type="float">
            <text:p>1024</text:p>
          </table:table-cell>
          <table:table-cell office:value-type="float" office:value="0.027521" calcext:value-type="float">
            <text:p>0.027521</text:p>
          </table:table-cell>
          <table:table-cell office:value-type="float" office:value="0.032337" calcext:value-type="float">
            <text:p>0.032337</text:p>
          </table:table-cell>
          <table:table-cell office:value-type="float" office:value="0.027909" calcext:value-type="float">
            <text:p>0.027909</text:p>
          </table:table-cell>
          <table:table-cell office:value-type="float" office:value="0.054167" calcext:value-type="float">
            <text:p>0.054167</text:p>
          </table:table-cell>
          <table:table-cell office:value-type="float" office:value="0.086637" calcext:value-type="float">
            <text:p>0.086637</text:p>
          </table:table-cell>
          <table:table-cell office:value-type="float" office:value="0.219203" calcext:value-type="float">
            <text:p>0.219203</text:p>
          </table:table-cell>
          <table:table-cell office:value-type="float" office:value="0.495112" calcext:value-type="float">
            <text:p>0.495112</text:p>
          </table:table-cell>
          <table:table-cell table:number-columns-repeated="3"/>
        </table:table-row>
        <table:table-row table:style-name="ro1">
          <table:table-cell table:number-columns-repeated="8"/>
          <table:covered-table-cell/>
          <table:table-cell office:value-type="float" office:value="2048" calcext:value-type="float">
            <text:p>2048</text:p>
          </table:table-cell>
          <table:table-cell office:value-type="float" office:value="0.048578" calcext:value-type="float">
            <text:p>0.048578</text:p>
          </table:table-cell>
          <table:table-cell office:value-type="float" office:value="0.053861" calcext:value-type="float">
            <text:p>0.053861</text:p>
          </table:table-cell>
          <table:table-cell office:value-type="float" office:value="0.065419" calcext:value-type="float">
            <text:p>0.065419</text:p>
          </table:table-cell>
          <table:table-cell office:value-type="float" office:value="0.062689" calcext:value-type="float">
            <text:p>0.062689</text:p>
          </table:table-cell>
          <table:table-cell office:value-type="float" office:value="0.107424" calcext:value-type="float">
            <text:p>0.107424</text:p>
          </table:table-cell>
          <table:table-cell office:value-type="float" office:value="0.202705" calcext:value-type="float">
            <text:p>0.202705</text:p>
          </table:table-cell>
          <table:table-cell office:value-type="float" office:value="0.453861" calcext:value-type="float">
            <text:p>0.453861</text:p>
          </table:table-cell>
          <table:table-cell table:number-columns-repeated="3"/>
        </table:table-row>
        <table:table-row table:style-name="ro1">
          <table:table-cell table:number-columns-repeated="8"/>
          <table:covered-table-cell/>
          <table:table-cell office:value-type="float" office:value="4096" calcext:value-type="float">
            <text:p>4096</text:p>
          </table:table-cell>
          <table:table-cell office:value-type="float" office:value="0.09314" calcext:value-type="float">
            <text:p>0.09314</text:p>
          </table:table-cell>
          <table:table-cell office:value-type="float" office:value="0.099502" calcext:value-type="float">
            <text:p>0.099502</text:p>
          </table:table-cell>
          <table:table-cell office:value-type="float" office:value="0.107754" calcext:value-type="float">
            <text:p>0.107754</text:p>
          </table:table-cell>
          <table:table-cell office:value-type="float" office:value="0.125016" calcext:value-type="float">
            <text:p>0.125016</text:p>
          </table:table-cell>
          <table:table-cell office:value-type="float" office:value="0.122501" calcext:value-type="float">
            <text:p>0.122501</text:p>
          </table:table-cell>
          <table:table-cell office:value-type="float" office:value="0.250545" calcext:value-type="float">
            <text:p>0.250545</text:p>
          </table:table-cell>
          <table:table-cell office:value-type="float" office:value="0.398421" calcext:value-type="float">
            <text:p>0.398421</text:p>
          </table:table-cell>
          <table:table-cell table:number-columns-repeated="3"/>
        </table:table-row>
      </table:table>
      <table:table table:name="2aQ" table:style-name="ta1">
        <table:shapes>
          <draw:frame draw:z-index="0" draw:style-name="gr1" draw:text-style-name="P1" svg:width="453.51pt" svg:height="255.09pt" svg:x="5.47pt" svg:y="111.12pt">
            <loext:p draw:notify-on-update-of-ranges="2aQ.J11:2aQ.J11 2aQ.J12:2aQ.J21 2aQ.K11:2aQ.K11 2aQ.K12:2aQ.K21 2aQ.L11:2aQ.L11 2aQ.L12:2aQ.L21 2aQ.M11:2aQ.M11 2aQ.M12:2aQ.M21 2aQ.N11:2aQ.N11 2aQ.N12:2aQ.N21 2aQ.O11:2aQ.O11 2aQ.O12:2aQ.O21 2aQ.P11:2aQ.P11 2aQ.P12:2aQ.P21 2aQ.Q11:2aQ.Q11 2aQ.Q12:2aQ.Q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default-cell-style-name="ce5"/>
        <table:table-column table:style-name="co2" table:number-columns-repeated="7" table:default-cell-style-name="ce10"/>
        <table:table-column table:style-name="co2" table:number-columns-repeated="3" table:default-cell-style-name="Default"/>
        <table:table-row table:style-name="ro1">
          <table:table-cell table:number-columns-repeated="9"/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512" calcext:value-type="float">
            <text:p>512</text:p>
          </table:table-cell>
          <table:table-cell table:style-name="ce5" office:value-type="float" office:value="1024" calcext:value-type="float">
            <text:p>1024</text:p>
          </table:table-cell>
          <table:table-cell table:style-name="ce5" office:value-type="float" office:value="2048" calcext:value-type="float">
            <text:p>2048</text:p>
          </table:table-cell>
          <table:table-cell table:style-name="ce5" office:value-type="float" office:value="4096" calcext:value-type="float">
            <text:p>4096</text:p>
          </table:table-cell>
        </table:table-row>
        <table:table-row table:style-name="ro1">
          <table:table-cell table:number-columns-repeated="9"/>
          <table:table-cell office:value-type="float" office:value="32768" calcext:value-type="float">
            <text:p>32768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0.001253" calcext:value-type="float">
            <text:p>0.001253</text:p>
          </table:table-cell>
          <table:table-cell office:value-type="float" office:value="0.000916" calcext:value-type="float">
            <text:p>0.000916</text:p>
          </table:table-cell>
          <table:table-cell office:value-type="float" office:value="0.001569" calcext:value-type="float">
            <text:p>0.001569</text:p>
          </table:table-cell>
          <table:table-cell office:value-type="float" office:value="0.005084" calcext:value-type="float">
            <text:p>0.005084</text:p>
          </table:table-cell>
          <table:table-cell office:value-type="float" office:value="0.007393" calcext:value-type="float">
            <text:p>0.007393</text:p>
          </table:table-cell>
          <table:table-cell office:value-type="float" office:value="0.013184" calcext:value-type="float">
            <text:p>0.013184</text:p>
          </table:table-cell>
          <table:table-cell table:style-name="ce10" office:value-type="float" office:value="0.023198" calcext:value-type="float">
            <text:p>0.023198</text:p>
          </table:table-cell>
          <table:table-cell table:style-name="ce10" office:value-type="float" office:value="0.04571" calcext:value-type="float">
            <text:p>0.04571</text:p>
          </table:table-cell>
          <table:table-cell table:style-name="ce10" office:value-type="float" office:value="0.08734" calcext:value-type="float">
            <text:p>0.08734</text:p>
          </table:table-cell>
        </table:table-row>
        <table:table-row table:style-name="ro1">
          <table:table-cell table:number-columns-repeated="9"/>
          <table:table-cell office:value-type="float" office:value="65536" calcext:value-type="float">
            <text:p>65536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012" calcext:value-type="float">
            <text:p>0.001012</text:p>
          </table:table-cell>
          <table:table-cell office:value-type="float" office:value="0.001234" calcext:value-type="float">
            <text:p>0.001234</text:p>
          </table:table-cell>
          <table:table-cell office:value-type="float" office:value="0.003609" calcext:value-type="float">
            <text:p>0.003609</text:p>
          </table:table-cell>
          <table:table-cell office:value-type="float" office:value="0.006066" calcext:value-type="float">
            <text:p>0.006066</text:p>
          </table:table-cell>
          <table:table-cell office:value-type="float" office:value="0.012764" calcext:value-type="float">
            <text:p>0.012764</text:p>
          </table:table-cell>
          <table:table-cell table:style-name="ce10" office:value-type="float" office:value="0.023076" calcext:value-type="float">
            <text:p>0.023076</text:p>
          </table:table-cell>
          <table:table-cell table:style-name="ce10" office:value-type="float" office:value="0.045904" calcext:value-type="float">
            <text:p>0.045904</text:p>
          </table:table-cell>
          <table:table-cell table:style-name="ce10" office:value-type="float" office:value="0.087422" calcext:value-type="float">
            <text:p>0.087422</text:p>
          </table:table-cell>
        </table:table-row>
        <table:table-row table:style-name="ro1">
          <table:table-cell table:number-columns-repeated="9"/>
          <table:table-cell office:value-type="float" office:value="131072" calcext:value-type="float">
            <text:p>131072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554" calcext:value-type="float">
            <text:p>0.000554</text:p>
          </table:table-cell>
          <table:table-cell office:value-type="float" office:value="0.001254" calcext:value-type="float">
            <text:p>0.001254</text:p>
          </table:table-cell>
          <table:table-cell office:value-type="float" office:value="0.002077" calcext:value-type="float">
            <text:p>0.002077</text:p>
          </table:table-cell>
          <table:table-cell office:value-type="float" office:value="0.003302" calcext:value-type="float">
            <text:p>0.003302</text:p>
          </table:table-cell>
          <table:table-cell office:value-type="float" office:value="0.006836" calcext:value-type="float">
            <text:p>0.006836</text:p>
          </table:table-cell>
          <table:table-cell office:value-type="float" office:value="0.013953" calcext:value-type="float">
            <text:p>0.013953</text:p>
          </table:table-cell>
          <table:table-cell table:style-name="ce10" office:value-type="float" office:value="0.024803" calcext:value-type="float">
            <text:p>0.024803</text:p>
          </table:table-cell>
          <table:table-cell table:style-name="ce10" office:value-type="float" office:value="0.046408" calcext:value-type="float">
            <text:p>0.046408</text:p>
          </table:table-cell>
          <table:table-cell table:style-name="ce10" office:value-type="float" office:value="0.091792" calcext:value-type="float">
            <text:p>0.091792</text:p>
          </table:table-cell>
        </table:table-row>
        <table:table-row table:style-name="ro1">
          <table:table-cell table:number-columns-repeated="9"/>
          <table:table-cell office:value-type="float" office:value="262114" calcext:value-type="float">
            <text:p>262114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1584" calcext:value-type="float">
            <text:p>0.001584</text:p>
          </table:table-cell>
          <table:table-cell office:value-type="float" office:value="0.002451" calcext:value-type="float">
            <text:p>0.002451</text:p>
          </table:table-cell>
          <table:table-cell office:value-type="float" office:value="0.004029" calcext:value-type="float">
            <text:p>0.004029</text:p>
          </table:table-cell>
          <table:table-cell office:value-type="float" office:value="0.006259" calcext:value-type="float">
            <text:p>0.006259</text:p>
          </table:table-cell>
          <table:table-cell office:value-type="float" office:value="0.014728" calcext:value-type="float">
            <text:p>0.014728</text:p>
          </table:table-cell>
          <table:table-cell table:style-name="ce10" office:value-type="float" office:value="0.026732" calcext:value-type="float">
            <text:p>0.026732</text:p>
          </table:table-cell>
          <table:table-cell table:style-name="ce10" office:value-type="float" office:value="0.048067" calcext:value-type="float">
            <text:p>0.048067</text:p>
          </table:table-cell>
          <table:table-cell table:style-name="ce10" office:value-type="float" office:value="0.093222" calcext:value-type="float">
            <text:p>0.093222</text:p>
          </table:table-cell>
        </table:table-row>
        <table:table-row table:style-name="ro1">
          <table:table-cell table:number-columns-repeated="9"/>
          <table:table-cell office:value-type="float" office:value="524288" calcext:value-type="float">
            <text:p>524288</text:p>
          </table:table-cell>
          <table:table-cell office:value-type="float" office:value="0.000534" calcext:value-type="float">
            <text:p>0.000534</text:p>
          </table:table-cell>
          <table:table-cell office:value-type="float" office:value="0.000602" calcext:value-type="float">
            <text:p>0.000602</text:p>
          </table:table-cell>
          <table:table-cell office:value-type="float" office:value="0.001916" calcext:value-type="float">
            <text:p>0.001916</text:p>
          </table:table-cell>
          <table:table-cell office:value-type="float" office:value="0.003287" calcext:value-type="float">
            <text:p>0.003287</text:p>
          </table:table-cell>
          <table:table-cell office:value-type="float" office:value="0.004925" calcext:value-type="float">
            <text:p>0.004925</text:p>
          </table:table-cell>
          <table:table-cell office:value-type="float" office:value="0.009391" calcext:value-type="float">
            <text:p>0.009391</text:p>
          </table:table-cell>
          <table:table-cell office:value-type="float" office:value="0.012958" calcext:value-type="float">
            <text:p>0.012958</text:p>
          </table:table-cell>
          <table:table-cell table:style-name="ce10" office:value-type="float" office:value="0.029528" calcext:value-type="float">
            <text:p>0.029528</text:p>
          </table:table-cell>
          <table:table-cell table:style-name="ce10" office:value-type="float" office:value="0.052" calcext:value-type="float">
            <text:p>0.052</text:p>
          </table:table-cell>
          <table:table-cell table:style-name="ce10" office:value-type="float" office:value="0.096854" calcext:value-type="float">
            <text:p>0.096854</text:p>
          </table:table-cell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office:value-type="float" office:value="0.001715" calcext:value-type="float">
            <text:p>0.001715</text:p>
          </table:table-cell>
          <table:table-cell office:value-type="float" office:value="0.001097" calcext:value-type="float">
            <text:p>0.001097</text:p>
          </table:table-cell>
          <table:table-cell office:value-type="float" office:value="0.003106" calcext:value-type="float">
            <text:p>0.003106</text:p>
          </table:table-cell>
          <table:table-cell office:value-type="float" office:value="0.00404" calcext:value-type="float">
            <text:p>0.00404</text:p>
          </table:table-cell>
          <table:table-cell office:value-type="float" office:value="0.007635" calcext:value-type="float">
            <text:p>0.007635</text:p>
          </table:table-cell>
          <table:table-cell office:value-type="float" office:value="0.010874" calcext:value-type="float">
            <text:p>0.010874</text:p>
          </table:table-cell>
          <table:table-cell office:value-type="float" office:value="0.016335" calcext:value-type="float">
            <text:p>0.016335</text:p>
          </table:table-cell>
          <table:table-cell table:style-name="ce10" office:value-type="float" office:value="0.026566" calcext:value-type="float">
            <text:p>0.026566</text:p>
          </table:table-cell>
          <table:table-cell table:style-name="ce10" office:value-type="float" office:value="0.05962" calcext:value-type="float">
            <text:p>0.05962</text:p>
          </table:table-cell>
          <table:table-cell table:style-name="ce10" office:value-type="float" office:value="0.105646" calcext:value-type="float">
            <text:p>0.105646</text:p>
          </table:table-cell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office:value-type="float" office:value="0.005155" calcext:value-type="float">
            <text:p>0.005155</text:p>
          </table:table-cell>
          <table:table-cell office:value-type="float" office:value="0.004083" calcext:value-type="float">
            <text:p>0.004083</text:p>
          </table:table-cell>
          <table:table-cell office:value-type="float" office:value="0.004639" calcext:value-type="float">
            <text:p>0.004639</text:p>
          </table:table-cell>
          <table:table-cell office:value-type="float" office:value="0.004816" calcext:value-type="float">
            <text:p>0.004816</text:p>
          </table:table-cell>
          <table:table-cell office:value-type="float" office:value="0.010293" calcext:value-type="float">
            <text:p>0.010293</text:p>
          </table:table-cell>
          <table:table-cell office:value-type="float" office:value="0.014686" calcext:value-type="float">
            <text:p>0.014686</text:p>
          </table:table-cell>
          <table:table-cell office:value-type="float" office:value="0.020201" calcext:value-type="float">
            <text:p>0.020201</text:p>
          </table:table-cell>
          <table:table-cell table:style-name="ce10" office:value-type="float" office:value="0.033782" calcext:value-type="float">
            <text:p>0.033782</text:p>
          </table:table-cell>
          <table:table-cell table:style-name="ce10" office:value-type="float" office:value="0.052108" calcext:value-type="float">
            <text:p>0.052108</text:p>
          </table:table-cell>
          <table:table-cell table:style-name="ce10" office:value-type="float" office:value="0.117951" calcext:value-type="float">
            <text:p>0.117951</text:p>
          </table:table-cell>
        </table:table-row>
        <table:table-row table:style-name="ro1">
          <table:table-cell table:number-columns-repeated="9"/>
          <table:table-cell table:style-name="Default" table:number-columns-repeated="8"/>
          <table:table-cell table:number-columns-repeated="3"/>
        </table:table-row>
        <table:table-row table:style-name="ro1">
          <table:table-cell table:number-columns-repeated="8"/>
          <table:table-cell table:style-name="ce1" table:number-columns-repeated="2"/>
          <table:table-cell table:style-name="ce8" office:value-type="string" calcext:value-type="string" table:number-columns-spanned="7" table:number-rows-spanned="1">
            <text:p>Tamanho da instância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table:number-columns-repeated="8"/>
          <table:table-cell table:style-name="ce2"/>
          <table:table-cell table:style-name="ce6"/>
          <table:table-cell table:style-name="ce5" office:value-type="float" office:value="32768" calcext:value-type="float">
            <text:p>32768</text:p>
          </table:table-cell>
          <table:table-cell table:style-name="ce5" office:value-type="float" office:value="65536" calcext:value-type="float">
            <text:p>65536</text:p>
          </table:table-cell>
          <table:table-cell table:style-name="ce5" office:value-type="float" office:value="131072" calcext:value-type="float">
            <text:p>131072</text:p>
          </table:table-cell>
          <table:table-cell table:style-name="ce5" office:value-type="float" office:value="262114" calcext:value-type="float">
            <text:p>262114</text:p>
          </table:table-cell>
          <table:table-cell table:style-name="ce5" office:value-type="float" office:value="524288" calcext:value-type="float">
            <text:p>524288</text:p>
          </table:table-cell>
          <table:table-cell table:style-name="ce5" office:value-type="float" office:value="1048576" calcext:value-type="float">
            <text:p>1048576</text:p>
          </table:table-cell>
          <table:table-cell table:style-name="ce5" office:value-type="float" office:value="2097152" calcext:value-type="float">
            <text:p>2097152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3" office:value-type="string" calcext:value-type="string" table:number-columns-spanned="1" table:number-rows-spanned="10">
            <text:p>Número de Threads</text:p>
          </table:table-cell>
          <table:table-cell office:value-type="float" office:value="4" calcext:value-type="float">
            <text:p>4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.000534" calcext:value-type="float">
            <text:p>0.000534</text:p>
          </table:table-cell>
          <table:table-cell office:value-type="float" office:value="0.001715" calcext:value-type="float">
            <text:p>0.001715</text:p>
          </table:table-cell>
          <table:table-cell office:value-type="float" office:value="0.005155" calcext:value-type="float">
            <text:p>0.005155</text:p>
          </table:table-cell>
          <table:table-cell table:number-columns-repeated="3"/>
        </table:table-row>
        <table:table-row table:style-name="ro1">
          <table:table-cell table:number-columns-repeated="8"/>
          <table:covered-table-cell/>
          <table:table-cell office:value-type="float" office:value="16" calcext:value-type="float">
            <text:p>16</text:p>
          </table:table-cell>
          <table:table-cell office:value-type="float" office:value="0.001253" calcext:value-type="float">
            <text:p>0.001253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54" calcext:value-type="float">
            <text:p>0.000554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602" calcext:value-type="float">
            <text:p>0.000602</text:p>
          </table:table-cell>
          <table:table-cell office:value-type="float" office:value="0.001097" calcext:value-type="float">
            <text:p>0.001097</text:p>
          </table:table-cell>
          <table:table-cell office:value-type="float" office:value="0.004083" calcext:value-type="float">
            <text:p>0.004083</text:p>
          </table:table-cell>
          <table:table-cell table:number-columns-repeated="3"/>
        </table:table-row>
        <table:table-row table:style-name="ro1">
          <table:table-cell table:number-columns-repeated="8"/>
          <table:covered-table-cell/>
          <table:table-cell office:value-type="float" office:value="32" calcext:value-type="float">
            <text:p>32</text:p>
          </table:table-cell>
          <table:table-cell office:value-type="float" office:value="0.000916" calcext:value-type="float">
            <text:p>0.000916</text:p>
          </table:table-cell>
          <table:table-cell office:value-type="float" office:value="0.001012" calcext:value-type="float">
            <text:p>0.001012</text:p>
          </table:table-cell>
          <table:table-cell office:value-type="float" office:value="0.001254" calcext:value-type="float">
            <text:p>0.001254</text:p>
          </table:table-cell>
          <table:table-cell office:value-type="float" office:value="0.001584" calcext:value-type="float">
            <text:p>0.001584</text:p>
          </table:table-cell>
          <table:table-cell office:value-type="float" office:value="0.001916" calcext:value-type="float">
            <text:p>0.001916</text:p>
          </table:table-cell>
          <table:table-cell office:value-type="float" office:value="0.003106" calcext:value-type="float">
            <text:p>0.003106</text:p>
          </table:table-cell>
          <table:table-cell office:value-type="float" office:value="0.004639" calcext:value-type="float">
            <text:p>0.004639</text:p>
          </table:table-cell>
          <table:table-cell table:number-columns-repeated="3"/>
        </table:table-row>
        <table:table-row table:style-name="ro1">
          <table:table-cell table:number-columns-repeated="8"/>
          <table:covered-table-cell/>
          <table:table-cell office:value-type="float" office:value="64" calcext:value-type="float">
            <text:p>64</text:p>
          </table:table-cell>
          <table:table-cell office:value-type="float" office:value="0.001569" calcext:value-type="float">
            <text:p>0.001569</text:p>
          </table:table-cell>
          <table:table-cell office:value-type="float" office:value="0.001234" calcext:value-type="float">
            <text:p>0.001234</text:p>
          </table:table-cell>
          <table:table-cell office:value-type="float" office:value="0.002077" calcext:value-type="float">
            <text:p>0.002077</text:p>
          </table:table-cell>
          <table:table-cell office:value-type="float" office:value="0.002451" calcext:value-type="float">
            <text:p>0.002451</text:p>
          </table:table-cell>
          <table:table-cell office:value-type="float" office:value="0.003287" calcext:value-type="float">
            <text:p>0.003287</text:p>
          </table:table-cell>
          <table:table-cell office:value-type="float" office:value="0.00404" calcext:value-type="float">
            <text:p>0.00404</text:p>
          </table:table-cell>
          <table:table-cell office:value-type="float" office:value="0.004816" calcext:value-type="float">
            <text:p>0.004816</text:p>
          </table:table-cell>
          <table:table-cell table:number-columns-repeated="3"/>
        </table:table-row>
        <table:table-row table:style-name="ro1">
          <table:table-cell table:number-columns-repeated="8"/>
          <table:covered-table-cell/>
          <table:table-cell office:value-type="float" office:value="128" calcext:value-type="float">
            <text:p>128</text:p>
          </table:table-cell>
          <table:table-cell office:value-type="float" office:value="0.005084" calcext:value-type="float">
            <text:p>0.005084</text:p>
          </table:table-cell>
          <table:table-cell office:value-type="float" office:value="0.003609" calcext:value-type="float">
            <text:p>0.003609</text:p>
          </table:table-cell>
          <table:table-cell office:value-type="float" office:value="0.003302" calcext:value-type="float">
            <text:p>0.003302</text:p>
          </table:table-cell>
          <table:table-cell office:value-type="float" office:value="0.004029" calcext:value-type="float">
            <text:p>0.004029</text:p>
          </table:table-cell>
          <table:table-cell office:value-type="float" office:value="0.004925" calcext:value-type="float">
            <text:p>0.004925</text:p>
          </table:table-cell>
          <table:table-cell office:value-type="float" office:value="0.007635" calcext:value-type="float">
            <text:p>0.007635</text:p>
          </table:table-cell>
          <table:table-cell office:value-type="float" office:value="0.010293" calcext:value-type="float">
            <text:p>0.010293</text:p>
          </table:table-cell>
          <table:table-cell table:number-columns-repeated="3"/>
        </table:table-row>
        <table:table-row table:style-name="ro1">
          <table:table-cell table:number-columns-repeated="8"/>
          <table:covered-table-cell/>
          <table:table-cell office:value-type="float" office:value="256" calcext:value-type="float">
            <text:p>256</text:p>
          </table:table-cell>
          <table:table-cell office:value-type="float" office:value="0.007393" calcext:value-type="float">
            <text:p>0.007393</text:p>
          </table:table-cell>
          <table:table-cell office:value-type="float" office:value="0.006066" calcext:value-type="float">
            <text:p>0.006066</text:p>
          </table:table-cell>
          <table:table-cell office:value-type="float" office:value="0.006836" calcext:value-type="float">
            <text:p>0.006836</text:p>
          </table:table-cell>
          <table:table-cell office:value-type="float" office:value="0.006259" calcext:value-type="float">
            <text:p>0.006259</text:p>
          </table:table-cell>
          <table:table-cell office:value-type="float" office:value="0.009391" calcext:value-type="float">
            <text:p>0.009391</text:p>
          </table:table-cell>
          <table:table-cell office:value-type="float" office:value="0.010874" calcext:value-type="float">
            <text:p>0.010874</text:p>
          </table:table-cell>
          <table:table-cell office:value-type="float" office:value="0.014686" calcext:value-type="float">
            <text:p>0.014686</text:p>
          </table:table-cell>
          <table:table-cell table:number-columns-repeated="3"/>
        </table:table-row>
        <table:table-row table:style-name="ro1">
          <table:table-cell table:number-columns-repeated="8"/>
          <table:covered-table-cell/>
          <table:table-cell office:value-type="float" office:value="512" calcext:value-type="float">
            <text:p>512</text:p>
          </table:table-cell>
          <table:table-cell office:value-type="float" office:value="0.013184" calcext:value-type="float">
            <text:p>0.013184</text:p>
          </table:table-cell>
          <table:table-cell office:value-type="float" office:value="0.012764" calcext:value-type="float">
            <text:p>0.012764</text:p>
          </table:table-cell>
          <table:table-cell office:value-type="float" office:value="0.013953" calcext:value-type="float">
            <text:p>0.013953</text:p>
          </table:table-cell>
          <table:table-cell office:value-type="float" office:value="0.014728" calcext:value-type="float">
            <text:p>0.014728</text:p>
          </table:table-cell>
          <table:table-cell office:value-type="float" office:value="0.012958" calcext:value-type="float">
            <text:p>0.012958</text:p>
          </table:table-cell>
          <table:table-cell office:value-type="float" office:value="0.016335" calcext:value-type="float">
            <text:p>0.016335</text:p>
          </table:table-cell>
          <table:table-cell office:value-type="float" office:value="0.020201" calcext:value-type="float">
            <text:p>0.020201</text:p>
          </table:table-cell>
          <table:table-cell table:number-columns-repeated="3"/>
        </table:table-row>
        <table:table-row table:style-name="ro1">
          <table:table-cell table:number-columns-repeated="8"/>
          <table:covered-table-cell/>
          <table:table-cell office:value-type="float" office:value="1024" calcext:value-type="float">
            <text:p>1024</text:p>
          </table:table-cell>
          <table:table-cell office:value-type="float" office:value="0.023198" calcext:value-type="float">
            <text:p>0.023198</text:p>
          </table:table-cell>
          <table:table-cell office:value-type="float" office:value="0.023076" calcext:value-type="float">
            <text:p>0.023076</text:p>
          </table:table-cell>
          <table:table-cell office:value-type="float" office:value="0.024803" calcext:value-type="float">
            <text:p>0.024803</text:p>
          </table:table-cell>
          <table:table-cell office:value-type="float" office:value="0.026732" calcext:value-type="float">
            <text:p>0.026732</text:p>
          </table:table-cell>
          <table:table-cell office:value-type="float" office:value="0.029528" calcext:value-type="float">
            <text:p>0.029528</text:p>
          </table:table-cell>
          <table:table-cell office:value-type="float" office:value="0.026566" calcext:value-type="float">
            <text:p>0.026566</text:p>
          </table:table-cell>
          <table:table-cell office:value-type="float" office:value="0.033782" calcext:value-type="float">
            <text:p>0.033782</text:p>
          </table:table-cell>
          <table:table-cell table:number-columns-repeated="3"/>
        </table:table-row>
        <table:table-row table:style-name="ro1">
          <table:table-cell table:number-columns-repeated="8"/>
          <table:covered-table-cell/>
          <table:table-cell office:value-type="float" office:value="2048" calcext:value-type="float">
            <text:p>2048</text:p>
          </table:table-cell>
          <table:table-cell office:value-type="float" office:value="0.04571" calcext:value-type="float">
            <text:p>0.04571</text:p>
          </table:table-cell>
          <table:table-cell office:value-type="float" office:value="0.045904" calcext:value-type="float">
            <text:p>0.045904</text:p>
          </table:table-cell>
          <table:table-cell office:value-type="float" office:value="0.046408" calcext:value-type="float">
            <text:p>0.046408</text:p>
          </table:table-cell>
          <table:table-cell office:value-type="float" office:value="0.048067" calcext:value-type="float">
            <text:p>0.04806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962" calcext:value-type="float">
            <text:p>0.05962</text:p>
          </table:table-cell>
          <table:table-cell office:value-type="float" office:value="0.052108" calcext:value-type="float">
            <text:p>0.052108</text:p>
          </table:table-cell>
          <table:table-cell table:number-columns-repeated="3"/>
        </table:table-row>
        <table:table-row table:style-name="ro1">
          <table:table-cell table:number-columns-repeated="8"/>
          <table:covered-table-cell/>
          <table:table-cell office:value-type="float" office:value="4096" calcext:value-type="float">
            <text:p>4096</text:p>
          </table:table-cell>
          <table:table-cell office:value-type="float" office:value="0.08734" calcext:value-type="float">
            <text:p>0.08734</text:p>
          </table:table-cell>
          <table:table-cell office:value-type="float" office:value="0.087422" calcext:value-type="float">
            <text:p>0.087422</text:p>
          </table:table-cell>
          <table:table-cell office:value-type="float" office:value="0.091792" calcext:value-type="float">
            <text:p>0.091792</text:p>
          </table:table-cell>
          <table:table-cell office:value-type="float" office:value="0.093222" calcext:value-type="float">
            <text:p>0.093222</text:p>
          </table:table-cell>
          <table:table-cell office:value-type="float" office:value="0.096854" calcext:value-type="float">
            <text:p>0.096854</text:p>
          </table:table-cell>
          <table:table-cell office:value-type="float" office:value="0.105646" calcext:value-type="float">
            <text:p>0.105646</text:p>
          </table:table-cell>
          <table:table-cell office:value-type="float" office:value="0.117951" calcext:value-type="float">
            <text:p>0.117951</text:p>
          </table:table-cell>
          <table:table-cell table:number-columns-repeated="3"/>
        </table:table-row>
      </table:table>
      <table:table table:name="3aQ" table:style-name="ta1">
        <table:shapes>
          <draw:frame draw:z-index="0" draw:style-name="gr1" draw:text-style-name="P1" svg:width="453.51pt" svg:height="255.09pt" svg:x="0pt" svg:y="130.82pt">
            <loext:p draw:notify-on-update-of-ranges="3aQ.J11:3aQ.J11 3aQ.J12:3aQ.J21 3aQ.K11:3aQ.K11 3aQ.K12:3aQ.K21 3aQ.L11:3aQ.L11 3aQ.L12:3aQ.L21 3aQ.M11:3aQ.M11 3aQ.M12:3aQ.M21 3aQ.N11:3aQ.N11 3aQ.N12:3aQ.N21 3aQ.O11:3aQ.O11 3aQ.O12:3aQ.O21 3aQ.P11:3aQ.P11 3aQ.P12:3aQ.P21 3aQ.Q11:3aQ.Q11 3aQ.Q12:3aQ.Q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default-cell-style-name="ce5"/>
        <table:table-column table:style-name="co2" table:number-columns-repeated="7" table:default-cell-style-name="ce10"/>
        <table:table-column table:style-name="co2" table:number-columns-repeated="3" table:default-cell-style-name="Default"/>
        <table:table-row table:style-name="ro1">
          <table:table-cell table:number-columns-repeated="9"/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512" calcext:value-type="float">
            <text:p>512</text:p>
          </table:table-cell>
          <table:table-cell table:style-name="ce5" office:value-type="float" office:value="1024" calcext:value-type="float">
            <text:p>1024</text:p>
          </table:table-cell>
          <table:table-cell table:style-name="ce5" office:value-type="float" office:value="2048" calcext:value-type="float">
            <text:p>2048</text:p>
          </table:table-cell>
          <table:table-cell table:style-name="ce5" office:value-type="float" office:value="4096" calcext:value-type="float">
            <text:p>4096</text:p>
          </table:table-cell>
        </table:table-row>
        <table:table-row table:style-name="ro1">
          <table:table-cell table:number-columns-repeated="9"/>
          <table:table-cell office:value-type="float" office:value="32768" calcext:value-type="float">
            <text:p>32768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0.000731" calcext:value-type="float">
            <text:p>0.000731</text:p>
          </table:table-cell>
          <table:table-cell office:value-type="float" office:value="0.001625" calcext:value-type="float">
            <text:p>0.001625</text:p>
          </table:table-cell>
          <table:table-cell office:value-type="float" office:value="0.00349" calcext:value-type="float">
            <text:p>0.00349</text:p>
          </table:table-cell>
          <table:table-cell office:value-type="float" office:value="0.007056" calcext:value-type="float">
            <text:p>0.007056</text:p>
          </table:table-cell>
          <table:table-cell office:value-type="float" office:value="0.013997" calcext:value-type="float">
            <text:p>0.013997</text:p>
          </table:table-cell>
          <table:table-cell table:style-name="ce10" office:value-type="float" office:value="0.027547" calcext:value-type="float">
            <text:p>0.027547</text:p>
          </table:table-cell>
          <table:table-cell table:style-name="ce10" office:value-type="float" office:value="0.04852" calcext:value-type="float">
            <text:p>0.04852</text:p>
          </table:table-cell>
          <table:table-cell table:style-name="ce10" office:value-type="float" office:value="0.084775" calcext:value-type="float">
            <text:p>0.084775</text:p>
          </table:table-cell>
        </table:table-row>
        <table:table-row table:style-name="ro1">
          <table:table-cell table:number-columns-repeated="9"/>
          <table:table-cell office:value-type="float" office:value="65536" calcext:value-type="float">
            <text:p>65536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734" calcext:value-type="float">
            <text:p>0.000734</text:p>
          </table:table-cell>
          <table:table-cell office:value-type="float" office:value="0.003102" calcext:value-type="float">
            <text:p>0.003102</text:p>
          </table:table-cell>
          <table:table-cell office:value-type="float" office:value="0.003196" calcext:value-type="float">
            <text:p>0.003196</text:p>
          </table:table-cell>
          <table:table-cell office:value-type="float" office:value="0.006115" calcext:value-type="float">
            <text:p>0.006115</text:p>
          </table:table-cell>
          <table:table-cell office:value-type="float" office:value="0.011489" calcext:value-type="float">
            <text:p>0.011489</text:p>
          </table:table-cell>
          <table:table-cell table:style-name="ce10" office:value-type="float" office:value="0.021951" calcext:value-type="float">
            <text:p>0.021951</text:p>
          </table:table-cell>
          <table:table-cell table:style-name="ce10" office:value-type="float" office:value="0.043093" calcext:value-type="float">
            <text:p>0.043093</text:p>
          </table:table-cell>
          <table:table-cell table:style-name="ce10" office:value-type="float" office:value="0.082199" calcext:value-type="float">
            <text:p>0.082199</text:p>
          </table:table-cell>
        </table:table-row>
        <table:table-row table:style-name="ro1">
          <table:table-cell table:number-columns-repeated="9"/>
          <table:table-cell office:value-type="float" office:value="131072" calcext:value-type="float">
            <text:p>131072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0.000381" calcext:value-type="float">
            <text:p>0.000381</text:p>
          </table:table-cell>
          <table:table-cell office:value-type="float" office:value="0.000855" calcext:value-type="float">
            <text:p>0.000855</text:p>
          </table:table-cell>
          <table:table-cell office:value-type="float" office:value="0.001606" calcext:value-type="float">
            <text:p>0.001606</text:p>
          </table:table-cell>
          <table:table-cell office:value-type="float" office:value="0.003379" calcext:value-type="float">
            <text:p>0.003379</text:p>
          </table:table-cell>
          <table:table-cell office:value-type="float" office:value="0.007234" calcext:value-type="float">
            <text:p>0.007234</text:p>
          </table:table-cell>
          <table:table-cell office:value-type="float" office:value="0.010869" calcext:value-type="float">
            <text:p>0.010869</text:p>
          </table:table-cell>
          <table:table-cell table:style-name="ce10" office:value-type="float" office:value="0.022934" calcext:value-type="float">
            <text:p>0.022934</text:p>
          </table:table-cell>
          <table:table-cell table:style-name="ce10" office:value-type="float" office:value="0.043585" calcext:value-type="float">
            <text:p>0.043585</text:p>
          </table:table-cell>
          <table:table-cell table:style-name="ce10" office:value-type="float" office:value="0.085249" calcext:value-type="float">
            <text:p>0.085249</text:p>
          </table:table-cell>
        </table:table-row>
        <table:table-row table:style-name="ro1">
          <table:table-cell table:number-columns-repeated="9"/>
          <table:table-cell office:value-type="float" office:value="262114" calcext:value-type="float">
            <text:p>262114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0.000609" calcext:value-type="float">
            <text:p>0.000609</text:p>
          </table:table-cell>
          <table:table-cell office:value-type="float" office:value="0.001088" calcext:value-type="float">
            <text:p>0.001088</text:p>
          </table:table-cell>
          <table:table-cell office:value-type="float" office:value="0.001646" calcext:value-type="float">
            <text:p>0.001646</text:p>
          </table:table-cell>
          <table:table-cell office:value-type="float" office:value="0.00434" calcext:value-type="float">
            <text:p>0.00434</text:p>
          </table:table-cell>
          <table:table-cell office:value-type="float" office:value="0.006544" calcext:value-type="float">
            <text:p>0.006544</text:p>
          </table:table-cell>
          <table:table-cell office:value-type="float" office:value="0.012389" calcext:value-type="float">
            <text:p>0.012389</text:p>
          </table:table-cell>
          <table:table-cell table:style-name="ce10" office:value-type="float" office:value="0.02406" calcext:value-type="float">
            <text:p>0.02406</text:p>
          </table:table-cell>
          <table:table-cell table:style-name="ce10" office:value-type="float" office:value="0.046669" calcext:value-type="float">
            <text:p>0.046669</text:p>
          </table:table-cell>
          <table:table-cell table:style-name="ce10" office:value-type="float" office:value="0.088292" calcext:value-type="float">
            <text:p>0.088292</text:p>
          </table:table-cell>
        </table:table-row>
        <table:table-row table:style-name="ro1">
          <table:table-cell table:number-columns-repeated="9"/>
          <table:table-cell office:value-type="float" office:value="524288" calcext:value-type="float">
            <text:p>524288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0.000978" calcext:value-type="float">
            <text:p>0.000978</text:p>
          </table:table-cell>
          <table:table-cell office:value-type="float" office:value="0.002209" calcext:value-type="float">
            <text:p>0.002209</text:p>
          </table:table-cell>
          <table:table-cell office:value-type="float" office:value="0.003235" calcext:value-type="float">
            <text:p>0.003235</text:p>
          </table:table-cell>
          <table:table-cell office:value-type="float" office:value="0.007707" calcext:value-type="float">
            <text:p>0.007707</text:p>
          </table:table-cell>
          <table:table-cell office:value-type="float" office:value="0.013727" calcext:value-type="float">
            <text:p>0.013727</text:p>
          </table:table-cell>
          <table:table-cell table:style-name="ce10" office:value-type="float" office:value="0.023612" calcext:value-type="float">
            <text:p>0.023612</text:p>
          </table:table-cell>
          <table:table-cell table:style-name="ce10" office:value-type="float" office:value="0.047501" calcext:value-type="float">
            <text:p>0.047501</text:p>
          </table:table-cell>
          <table:table-cell table:style-name="ce10" office:value-type="float" office:value="0.09487" calcext:value-type="float">
            <text:p>0.09487</text:p>
          </table:table-cell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office:value-type="float" office:value="0.000668" calcext:value-type="float">
            <text:p>0.000668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.001403" calcext:value-type="float">
            <text:p>0.001403</text:p>
          </table:table-cell>
          <table:table-cell office:value-type="float" office:value="0.002839" calcext:value-type="float">
            <text:p>0.002839</text:p>
          </table:table-cell>
          <table:table-cell office:value-type="float" office:value="0.003986" calcext:value-type="float">
            <text:p>0.003986</text:p>
          </table:table-cell>
          <table:table-cell office:value-type="float" office:value="0.005906" calcext:value-type="float">
            <text:p>0.005906</text:p>
          </table:table-cell>
          <table:table-cell office:value-type="float" office:value="0.014647" calcext:value-type="float">
            <text:p>0.014647</text:p>
          </table:table-cell>
          <table:table-cell table:style-name="ce10" office:value-type="float" office:value="0.026092" calcext:value-type="float">
            <text:p>0.026092</text:p>
          </table:table-cell>
          <table:table-cell table:style-name="ce10" office:value-type="float" office:value="0.050795" calcext:value-type="float">
            <text:p>0.050795</text:p>
          </table:table-cell>
          <table:table-cell table:style-name="ce10" office:value-type="float" office:value="0.09975" calcext:value-type="float">
            <text:p>0.09975</text:p>
          </table:table-cell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office:value-type="float" office:value="0.001361" calcext:value-type="float">
            <text:p>0.001361</text:p>
          </table:table-cell>
          <table:table-cell office:value-type="float" office:value="0.001116" calcext:value-type="float">
            <text:p>0.001116</text:p>
          </table:table-cell>
          <table:table-cell office:value-type="float" office:value="0.001418" calcext:value-type="float">
            <text:p>0.001418</text:p>
          </table:table-cell>
          <table:table-cell office:value-type="float" office:value="0.002958" calcext:value-type="float">
            <text:p>0.002958</text:p>
          </table:table-cell>
          <table:table-cell office:value-type="float" office:value="0.004211" calcext:value-type="float">
            <text:p>0.004211</text:p>
          </table:table-cell>
          <table:table-cell office:value-type="float" office:value="0.008585" calcext:value-type="float">
            <text:p>0.008585</text:p>
          </table:table-cell>
          <table:table-cell office:value-type="float" office:value="0.016693" calcext:value-type="float">
            <text:p>0.016693</text:p>
          </table:table-cell>
          <table:table-cell table:style-name="ce10" office:value-type="float" office:value="0.02917" calcext:value-type="float">
            <text:p>0.02917</text:p>
          </table:table-cell>
          <table:table-cell table:style-name="ce10" office:value-type="float" office:value="0.050652" calcext:value-type="float">
            <text:p>0.050652</text:p>
          </table:table-cell>
          <table:table-cell table:style-name="ce10" office:value-type="float" office:value="0.096962" calcext:value-type="float">
            <text:p>0.096962</text:p>
          </table:table-cell>
        </table:table-row>
        <table:table-row table:style-name="ro1">
          <table:table-cell table:number-columns-repeated="9"/>
          <table:table-cell table:style-name="Default" table:number-columns-repeated="8"/>
          <table:table-cell table:number-columns-repeated="3"/>
        </table:table-row>
        <table:table-row table:style-name="ro1">
          <table:table-cell table:number-columns-repeated="8"/>
          <table:table-cell table:style-name="ce1" table:number-columns-repeated="2"/>
          <table:table-cell table:style-name="ce8" office:value-type="string" calcext:value-type="string" table:number-columns-spanned="7" table:number-rows-spanned="1">
            <text:p>Tamanho da instância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table:number-columns-repeated="8"/>
          <table:table-cell table:style-name="ce2"/>
          <table:table-cell table:style-name="ce6"/>
          <table:table-cell table:style-name="ce5" office:value-type="float" office:value="32768" calcext:value-type="float">
            <text:p>32768</text:p>
          </table:table-cell>
          <table:table-cell table:style-name="ce5" office:value-type="float" office:value="65536" calcext:value-type="float">
            <text:p>65536</text:p>
          </table:table-cell>
          <table:table-cell table:style-name="ce5" office:value-type="float" office:value="131072" calcext:value-type="float">
            <text:p>131072</text:p>
          </table:table-cell>
          <table:table-cell table:style-name="ce5" office:value-type="float" office:value="262114" calcext:value-type="float">
            <text:p>262114</text:p>
          </table:table-cell>
          <table:table-cell table:style-name="ce5" office:value-type="float" office:value="524288" calcext:value-type="float">
            <text:p>524288</text:p>
          </table:table-cell>
          <table:table-cell table:style-name="ce5" office:value-type="float" office:value="1048576" calcext:value-type="float">
            <text:p>1048576</text:p>
          </table:table-cell>
          <table:table-cell table:style-name="ce5" office:value-type="float" office:value="2097152" calcext:value-type="float">
            <text:p>2097152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3" office:value-type="string" calcext:value-type="string" table:number-columns-spanned="1" table:number-rows-spanned="10">
            <text:p>Número de Threads</text:p>
          </table:table-cell>
          <table:table-cell office:value-type="float" office:value="4" calcext:value-type="float">
            <text:p>4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668" calcext:value-type="float">
            <text:p>0.000668</text:p>
          </table:table-cell>
          <table:table-cell office:value-type="float" office:value="0.001361" calcext:value-type="float">
            <text:p>0.001361</text:p>
          </table:table-cell>
          <table:table-cell table:number-columns-repeated="3"/>
        </table:table-row>
        <table:table-row table:style-name="ro1">
          <table:table-cell table:number-columns-repeated="8"/>
          <table:covered-table-cell/>
          <table:table-cell office:value-type="float" office:value="16" calcext:value-type="float">
            <text:p>16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381" calcext:value-type="float">
            <text:p>0.000381</text:p>
          </table:table-cell>
          <table:table-cell office:value-type="float" office:value="0.000609" calcext:value-type="float">
            <text:p>0.000609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.001116" calcext:value-type="float">
            <text:p>0.001116</text:p>
          </table:table-cell>
          <table:table-cell table:number-columns-repeated="3"/>
        </table:table-row>
        <table:table-row table:style-name="ro1">
          <table:table-cell table:number-columns-repeated="8"/>
          <table:covered-table-cell/>
          <table:table-cell office:value-type="float" office:value="32" calcext:value-type="float">
            <text:p>32</text:p>
          </table:table-cell>
          <table:table-cell office:value-type="float" office:value="0.000731" calcext:value-type="float">
            <text:p>0.000731</text:p>
          </table:table-cell>
          <table:table-cell office:value-type="float" office:value="0.000734" calcext:value-type="float">
            <text:p>0.000734</text:p>
          </table:table-cell>
          <table:table-cell office:value-type="float" office:value="0.000855" calcext:value-type="float">
            <text:p>0.000855</text:p>
          </table:table-cell>
          <table:table-cell office:value-type="float" office:value="0.001088" calcext:value-type="float">
            <text:p>0.001088</text:p>
          </table:table-cell>
          <table:table-cell office:value-type="float" office:value="0.000978" calcext:value-type="float">
            <text:p>0.000978</text:p>
          </table:table-cell>
          <table:table-cell office:value-type="float" office:value="0.001403" calcext:value-type="float">
            <text:p>0.001403</text:p>
          </table:table-cell>
          <table:table-cell office:value-type="float" office:value="0.001418" calcext:value-type="float">
            <text:p>0.001418</text:p>
          </table:table-cell>
          <table:table-cell table:number-columns-repeated="3"/>
        </table:table-row>
        <table:table-row table:style-name="ro1">
          <table:table-cell table:number-columns-repeated="8"/>
          <table:covered-table-cell/>
          <table:table-cell office:value-type="float" office:value="64" calcext:value-type="float">
            <text:p>64</text:p>
          </table:table-cell>
          <table:table-cell office:value-type="float" office:value="0.001625" calcext:value-type="float">
            <text:p>0.001625</text:p>
          </table:table-cell>
          <table:table-cell office:value-type="float" office:value="0.003102" calcext:value-type="float">
            <text:p>0.003102</text:p>
          </table:table-cell>
          <table:table-cell office:value-type="float" office:value="0.001606" calcext:value-type="float">
            <text:p>0.001606</text:p>
          </table:table-cell>
          <table:table-cell office:value-type="float" office:value="0.001646" calcext:value-type="float">
            <text:p>0.001646</text:p>
          </table:table-cell>
          <table:table-cell office:value-type="float" office:value="0.002209" calcext:value-type="float">
            <text:p>0.002209</text:p>
          </table:table-cell>
          <table:table-cell office:value-type="float" office:value="0.002839" calcext:value-type="float">
            <text:p>0.002839</text:p>
          </table:table-cell>
          <table:table-cell office:value-type="float" office:value="0.002958" calcext:value-type="float">
            <text:p>0.002958</text:p>
          </table:table-cell>
          <table:table-cell table:number-columns-repeated="3"/>
        </table:table-row>
        <table:table-row table:style-name="ro1">
          <table:table-cell table:number-columns-repeated="8"/>
          <table:covered-table-cell/>
          <table:table-cell office:value-type="float" office:value="128" calcext:value-type="float">
            <text:p>128</text:p>
          </table:table-cell>
          <table:table-cell office:value-type="float" office:value="0.00349" calcext:value-type="float">
            <text:p>0.00349</text:p>
          </table:table-cell>
          <table:table-cell office:value-type="float" office:value="0.003196" calcext:value-type="float">
            <text:p>0.003196</text:p>
          </table:table-cell>
          <table:table-cell office:value-type="float" office:value="0.003379" calcext:value-type="float">
            <text:p>0.003379</text:p>
          </table:table-cell>
          <table:table-cell office:value-type="float" office:value="0.00434" calcext:value-type="float">
            <text:p>0.00434</text:p>
          </table:table-cell>
          <table:table-cell office:value-type="float" office:value="0.003235" calcext:value-type="float">
            <text:p>0.003235</text:p>
          </table:table-cell>
          <table:table-cell office:value-type="float" office:value="0.003986" calcext:value-type="float">
            <text:p>0.003986</text:p>
          </table:table-cell>
          <table:table-cell office:value-type="float" office:value="0.004211" calcext:value-type="float">
            <text:p>0.004211</text:p>
          </table:table-cell>
          <table:table-cell table:number-columns-repeated="3"/>
        </table:table-row>
        <table:table-row table:style-name="ro1">
          <table:table-cell table:number-columns-repeated="8"/>
          <table:covered-table-cell/>
          <table:table-cell office:value-type="float" office:value="256" calcext:value-type="float">
            <text:p>256</text:p>
          </table:table-cell>
          <table:table-cell office:value-type="float" office:value="0.007056" calcext:value-type="float">
            <text:p>0.007056</text:p>
          </table:table-cell>
          <table:table-cell office:value-type="float" office:value="0.006115" calcext:value-type="float">
            <text:p>0.006115</text:p>
          </table:table-cell>
          <table:table-cell office:value-type="float" office:value="0.007234" calcext:value-type="float">
            <text:p>0.007234</text:p>
          </table:table-cell>
          <table:table-cell office:value-type="float" office:value="0.006544" calcext:value-type="float">
            <text:p>0.006544</text:p>
          </table:table-cell>
          <table:table-cell office:value-type="float" office:value="0.007707" calcext:value-type="float">
            <text:p>0.007707</text:p>
          </table:table-cell>
          <table:table-cell office:value-type="float" office:value="0.005906" calcext:value-type="float">
            <text:p>0.005906</text:p>
          </table:table-cell>
          <table:table-cell office:value-type="float" office:value="0.008585" calcext:value-type="float">
            <text:p>0.008585</text:p>
          </table:table-cell>
          <table:table-cell table:number-columns-repeated="3"/>
        </table:table-row>
        <table:table-row table:style-name="ro1">
          <table:table-cell table:number-columns-repeated="8"/>
          <table:covered-table-cell/>
          <table:table-cell office:value-type="float" office:value="512" calcext:value-type="float">
            <text:p>512</text:p>
          </table:table-cell>
          <table:table-cell office:value-type="float" office:value="0.013997" calcext:value-type="float">
            <text:p>0.013997</text:p>
          </table:table-cell>
          <table:table-cell office:value-type="float" office:value="0.011489" calcext:value-type="float">
            <text:p>0.011489</text:p>
          </table:table-cell>
          <table:table-cell office:value-type="float" office:value="0.010869" calcext:value-type="float">
            <text:p>0.010869</text:p>
          </table:table-cell>
          <table:table-cell office:value-type="float" office:value="0.012389" calcext:value-type="float">
            <text:p>0.012389</text:p>
          </table:table-cell>
          <table:table-cell office:value-type="float" office:value="0.013727" calcext:value-type="float">
            <text:p>0.013727</text:p>
          </table:table-cell>
          <table:table-cell office:value-type="float" office:value="0.014647" calcext:value-type="float">
            <text:p>0.014647</text:p>
          </table:table-cell>
          <table:table-cell office:value-type="float" office:value="0.016693" calcext:value-type="float">
            <text:p>0.016693</text:p>
          </table:table-cell>
          <table:table-cell table:number-columns-repeated="3"/>
        </table:table-row>
        <table:table-row table:style-name="ro1">
          <table:table-cell table:number-columns-repeated="8"/>
          <table:covered-table-cell/>
          <table:table-cell office:value-type="float" office:value="1024" calcext:value-type="float">
            <text:p>1024</text:p>
          </table:table-cell>
          <table:table-cell office:value-type="float" office:value="0.027547" calcext:value-type="float">
            <text:p>0.027547</text:p>
          </table:table-cell>
          <table:table-cell office:value-type="float" office:value="0.021951" calcext:value-type="float">
            <text:p>0.021951</text:p>
          </table:table-cell>
          <table:table-cell office:value-type="float" office:value="0.022934" calcext:value-type="float">
            <text:p>0.022934</text:p>
          </table:table-cell>
          <table:table-cell office:value-type="float" office:value="0.02406" calcext:value-type="float">
            <text:p>0.02406</text:p>
          </table:table-cell>
          <table:table-cell office:value-type="float" office:value="0.023612" calcext:value-type="float">
            <text:p>0.023612</text:p>
          </table:table-cell>
          <table:table-cell office:value-type="float" office:value="0.026092" calcext:value-type="float">
            <text:p>0.026092</text:p>
          </table:table-cell>
          <table:table-cell office:value-type="float" office:value="0.02917" calcext:value-type="float">
            <text:p>0.02917</text:p>
          </table:table-cell>
          <table:table-cell table:number-columns-repeated="3"/>
        </table:table-row>
        <table:table-row table:style-name="ro1">
          <table:table-cell table:number-columns-repeated="8"/>
          <table:covered-table-cell/>
          <table:table-cell office:value-type="float" office:value="2048" calcext:value-type="float">
            <text:p>2048</text:p>
          </table:table-cell>
          <table:table-cell office:value-type="float" office:value="0.04852" calcext:value-type="float">
            <text:p>0.04852</text:p>
          </table:table-cell>
          <table:table-cell office:value-type="float" office:value="0.043093" calcext:value-type="float">
            <text:p>0.043093</text:p>
          </table:table-cell>
          <table:table-cell office:value-type="float" office:value="0.043585" calcext:value-type="float">
            <text:p>0.043585</text:p>
          </table:table-cell>
          <table:table-cell office:value-type="float" office:value="0.046669" calcext:value-type="float">
            <text:p>0.046669</text:p>
          </table:table-cell>
          <table:table-cell office:value-type="float" office:value="0.047501" calcext:value-type="float">
            <text:p>0.047501</text:p>
          </table:table-cell>
          <table:table-cell office:value-type="float" office:value="0.050795" calcext:value-type="float">
            <text:p>0.050795</text:p>
          </table:table-cell>
          <table:table-cell office:value-type="float" office:value="0.050652" calcext:value-type="float">
            <text:p>0.050652</text:p>
          </table:table-cell>
          <table:table-cell table:number-columns-repeated="3"/>
        </table:table-row>
        <table:table-row table:style-name="ro1">
          <table:table-cell table:number-columns-repeated="8"/>
          <table:covered-table-cell/>
          <table:table-cell office:value-type="float" office:value="4096" calcext:value-type="float">
            <text:p>4096</text:p>
          </table:table-cell>
          <table:table-cell office:value-type="float" office:value="0.084775" calcext:value-type="float">
            <text:p>0.084775</text:p>
          </table:table-cell>
          <table:table-cell office:value-type="float" office:value="0.082199" calcext:value-type="float">
            <text:p>0.082199</text:p>
          </table:table-cell>
          <table:table-cell office:value-type="float" office:value="0.085249" calcext:value-type="float">
            <text:p>0.085249</text:p>
          </table:table-cell>
          <table:table-cell office:value-type="float" office:value="0.088292" calcext:value-type="float">
            <text:p>0.088292</text:p>
          </table:table-cell>
          <table:table-cell office:value-type="float" office:value="0.09487" calcext:value-type="float">
            <text:p>0.09487</text:p>
          </table:table-cell>
          <table:table-cell office:value-type="float" office:value="0.09975" calcext:value-type="float">
            <text:p>0.09975</text:p>
          </table:table-cell>
          <table:table-cell office:value-type="float" office:value="0.096962" calcext:value-type="float">
            <text:p>0.096962</text:p>
          </table:table-cell>
          <table:table-cell table:number-columns-repeated="3"/>
        </table:table-row>
      </table:table>
      <table:table table:name="5aQ" table:style-name="ta1">
        <table:shapes>
          <draw:frame draw:z-index="0" draw:style-name="gr1" draw:text-style-name="P1" svg:width="453.51pt" svg:height="255.09pt" svg:x="699.65pt" svg:y="135.75pt">
            <loext:p draw:notify-on-update-of-ranges="5aQ.I1:5aQ.I1 5aQ.I2:5aQ.I8 5aQ.J1:5aQ.J1 5aQ.J2:5aQ.J8 5aQ.K1:5aQ.K1 5aQ.K2:5aQ.K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5"/>
        <table:table-column table:style-name="co2" table:number-columns-repeated="2" table:default-cell-style-name="ce7"/>
        <table:table-row table:style-name="ro1">
          <table:table-cell table:style-name="ce5" office:value-type="float" office:value="32768" calcext:value-type="float">
            <text:p>32768</text:p>
          </table:table-cell>
          <table:table-cell table:style-name="ce5" office:value-type="float" office:value="65536" calcext:value-type="float">
            <text:p>65536</text:p>
          </table:table-cell>
          <table:table-cell table:style-name="ce5" office:value-type="float" office:value="131072" calcext:value-type="float">
            <text:p>131072</text:p>
          </table:table-cell>
          <table:table-cell table:style-name="ce5" office:value-type="float" office:value="262114" calcext:value-type="float">
            <text:p>262114</text:p>
          </table:table-cell>
          <table:table-cell table:style-name="ce5" office:value-type="float" office:value="524288" calcext:value-type="float">
            <text:p>524288</text:p>
          </table:table-cell>
          <table:table-cell table:style-name="ce5" office:value-type="float" office:value="1048576" calcext:value-type="float">
            <text:p>1048576</text:p>
          </table:table-cell>
          <table:table-cell table:style-name="ce5" office:value-type="float" office:value="2097152" calcext:value-type="float">
            <text:p>2097152</text:p>
          </table:table-cell>
          <table:table-cell/>
          <table:table-cell office:value-type="string" calcext:value-type="string">
            <text:p>Tamanho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Paralelo</text:p>
          </table:table-cell>
        </table:table-row>
        <table:table-row table:style-name="ro1">
          <table:table-cell table:style-name="ce7" office:value-type="float" office:value="0.004119" calcext:value-type="float">
            <text:p>0.004119</text:p>
          </table:table-cell>
          <table:table-cell table:style-name="ce7" office:value-type="float" office:value="0.008974" calcext:value-type="float">
            <text:p>0.008974</text:p>
          </table:table-cell>
          <table:table-cell table:style-name="ce7" office:value-type="float" office:value="0.016795" calcext:value-type="float">
            <text:p>0.016795</text:p>
          </table:table-cell>
          <table:table-cell table:style-name="ce7" office:value-type="float" office:value="0.033035" calcext:value-type="float">
            <text:p>0.033035</text:p>
          </table:table-cell>
          <table:table-cell table:style-name="ce7" office:value-type="float" office:value="0.066514" calcext:value-type="float">
            <text:p>0.066514</text:p>
          </table:table-cell>
          <table:table-cell table:style-name="ce7" office:value-type="float" office:value="0.133605" calcext:value-type="float">
            <text:p>0.133605</text:p>
          </table:table-cell>
          <table:table-cell table:style-name="ce7" office:value-type="float" office:value="0.271789" calcext:value-type="float">
            <text:p>0.271789</text:p>
          </table:table-cell>
          <table:table-cell/>
          <table:table-cell office:value-type="float" office:value="32768" calcext:value-type="float">
            <text:p>32768</text:p>
          </table:table-cell>
          <table:table-cell office:value-type="float" office:value="0.004119" calcext:value-type="float">
            <text:p>0.004119</text:p>
          </table:table-cell>
          <table:table-cell office:value-type="float" office:value="0.300327" calcext:value-type="float">
            <text:p>0.300327</text:p>
          </table:table-cell>
        </table:table-row>
        <table:table-row table:style-name="ro1">
          <table:table-cell table:number-columns-repeated="8"/>
          <table:table-cell office:value-type="float" office:value="65536" calcext:value-type="float">
            <text:p>65536</text:p>
          </table:table-cell>
          <table:table-cell office:value-type="float" office:value="0.008974" calcext:value-type="float">
            <text:p>0.008974</text:p>
          </table:table-cell>
          <table:table-cell office:value-type="float" office:value="0.552452" calcext:value-type="float">
            <text:p>0.552452</text:p>
          </table:table-cell>
        </table:table-row>
        <table:table-row table:style-name="ro1">
          <table:table-cell table:number-columns-repeated="8"/>
          <table:table-cell office:value-type="float" office:value="131072" calcext:value-type="float">
            <text:p>131072</text:p>
          </table:table-cell>
          <table:table-cell office:value-type="float" office:value="0.016795" calcext:value-type="float">
            <text:p>0.016795</text:p>
          </table:table-cell>
          <table:table-cell office:value-type="float" office:value="1.100768" calcext:value-type="float">
            <text:p>1.100768</text:p>
          </table:table-cell>
        </table:table-row>
        <table:table-row table:style-name="ro1">
          <table:table-cell table:number-columns-repeated="8"/>
          <table:table-cell office:value-type="float" office:value="262114" calcext:value-type="float">
            <text:p>262114</text:p>
          </table:table-cell>
          <table:table-cell office:value-type="float" office:value="0.033035" calcext:value-type="float">
            <text:p>0.033035</text:p>
          </table:table-cell>
          <table:table-cell office:value-type="float" office:value="2.742702" calcext:value-type="float">
            <text:p>2.742702</text:p>
          </table:table-cell>
        </table:table-row>
        <table:table-row table:style-name="ro1">
          <table:table-cell table:number-columns-repeated="8"/>
          <table:table-cell office:value-type="float" office:value="524288" calcext:value-type="float">
            <text:p>524288</text:p>
          </table:table-cell>
          <table:table-cell office:value-type="float" office:value="0.066514" calcext:value-type="float">
            <text:p>0.066514</text:p>
          </table:table-cell>
          <table:table-cell office:value-type="float" office:value="5.266901" calcext:value-type="float">
            <text:p>5.266901</text:p>
          </table:table-cell>
        </table:table-row>
        <table:table-row table:style-name="ro1">
          <table:table-cell table:number-columns-repeated="8"/>
          <table:table-cell office:value-type="float" office:value="1048576" calcext:value-type="float">
            <text:p>1048576</text:p>
          </table:table-cell>
          <table:table-cell office:value-type="float" office:value="0.133605" calcext:value-type="float">
            <text:p>0.133605</text:p>
          </table:table-cell>
          <table:table-cell office:value-type="float" office:value="10.861507" calcext:value-type="float">
            <text:p>10.861507</text:p>
          </table:table-cell>
        </table:table-row>
        <table:table-row table:style-name="ro1">
          <table:table-cell table:number-columns-repeated="8"/>
          <table:table-cell office:value-type="float" office:value="2097152" calcext:value-type="float">
            <text:p>2097152</text:p>
          </table:table-cell>
          <table:table-cell office:value-type="float" office:value="0.271789" calcext:value-type="float">
            <text:p>0.271789</text:p>
          </table:table-cell>
          <table:table-cell office:value-type="float" office:value="21.604566" calcext:value-type="float">
            <text:p>21.604566</text:p>
          </table:table-cell>
        </table:table-row>
      </table:table>
      <table:table table:name="6aQ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5"/>
        <table:table-column table:style-name="co2" table:default-cell-style-name="ce7"/>
        <table:table-row table:style-name="ro1">
          <table:table-cell table:style-name="ce5" office:value-type="float" office:value="32768" calcext:value-type="float">
            <text:p>32768</text:p>
          </table:table-cell>
          <table:table-cell table:style-name="ce5" office:value-type="float" office:value="65536" calcext:value-type="float">
            <text:p>65536</text:p>
          </table:table-cell>
          <table:table-cell table:style-name="ce5" office:value-type="float" office:value="131072" calcext:value-type="float">
            <text:p>131072</text:p>
          </table:table-cell>
          <table:table-cell table:style-name="ce5" office:value-type="float" office:value="262114" calcext:value-type="float">
            <text:p>262114</text:p>
          </table:table-cell>
          <table:table-cell table:style-name="ce5" office:value-type="float" office:value="524288" calcext:value-type="float">
            <text:p>524288</text:p>
          </table:table-cell>
          <table:table-cell table:style-name="ce5" office:value-type="float" office:value="1048576" calcext:value-type="float">
            <text:p>1048576</text:p>
          </table:table-cell>
          <table:table-cell table:style-name="ce5" office:value-type="float" office:value="2097152" calcext:value-type="float">
            <text:p>2097152</text:p>
          </table:table-cell>
          <table:table-cell/>
          <table:table-cell office:value-type="float" office:value="32768" calcext:value-type="float">
            <text:p>32768</text:p>
          </table:table-cell>
          <table:table-cell office:value-type="float" office:value="0.300327" calcext:value-type="float">
            <text:p>0.300327</text:p>
          </table:table-cell>
        </table:table-row>
        <table:table-row table:style-name="ro1">
          <table:table-cell table:style-name="ce7" office:value-type="float" office:value="0.300327" calcext:value-type="float">
            <text:p>0.300327</text:p>
          </table:table-cell>
          <table:table-cell table:style-name="ce7" office:value-type="float" office:value="0.552452" calcext:value-type="float">
            <text:p>0.552452</text:p>
          </table:table-cell>
          <table:table-cell table:style-name="ce7" office:value-type="float" office:value="1.100768" calcext:value-type="float">
            <text:p>1.100768</text:p>
          </table:table-cell>
          <table:table-cell table:style-name="ce7" office:value-type="float" office:value="2.742702" calcext:value-type="float">
            <text:p>2.742702</text:p>
          </table:table-cell>
          <table:table-cell table:style-name="ce7" office:value-type="float" office:value="5.266901" calcext:value-type="float">
            <text:p>5.266901</text:p>
          </table:table-cell>
          <table:table-cell table:style-name="ce7" office:value-type="float" office:value="10.861507" calcext:value-type="float">
            <text:p>10.861507</text:p>
          </table:table-cell>
          <table:table-cell table:style-name="ce7" office:value-type="float" office:value="21.604566" calcext:value-type="float">
            <text:p>21.604566</text:p>
          </table:table-cell>
          <table:table-cell/>
          <table:table-cell office:value-type="float" office:value="65536" calcext:value-type="float">
            <text:p>65536</text:p>
          </table:table-cell>
          <table:table-cell office:value-type="float" office:value="0.552452" calcext:value-type="float">
            <text:p>0.552452</text:p>
          </table:table-cell>
        </table:table-row>
        <table:table-row table:style-name="ro1">
          <table:table-cell table:number-columns-repeated="8"/>
          <table:table-cell office:value-type="float" office:value="131072" calcext:value-type="float">
            <text:p>131072</text:p>
          </table:table-cell>
          <table:table-cell office:value-type="float" office:value="1.100768" calcext:value-type="float">
            <text:p>1.100768</text:p>
          </table:table-cell>
        </table:table-row>
        <table:table-row table:style-name="ro1">
          <table:table-cell table:number-columns-repeated="8"/>
          <table:table-cell office:value-type="float" office:value="262114" calcext:value-type="float">
            <text:p>262114</text:p>
          </table:table-cell>
          <table:table-cell office:value-type="float" office:value="2.742702" calcext:value-type="float">
            <text:p>2.742702</text:p>
          </table:table-cell>
        </table:table-row>
        <table:table-row table:style-name="ro1">
          <table:table-cell table:number-columns-repeated="8"/>
          <table:table-cell office:value-type="float" office:value="524288" calcext:value-type="float">
            <text:p>524288</text:p>
          </table:table-cell>
          <table:table-cell office:value-type="float" office:value="5.266901" calcext:value-type="float">
            <text:p>5.266901</text:p>
          </table:table-cell>
        </table:table-row>
        <table:table-row table:style-name="ro1">
          <table:table-cell table:number-columns-repeated="8"/>
          <table:table-cell office:value-type="float" office:value="1048576" calcext:value-type="float">
            <text:p>1048576</text:p>
          </table:table-cell>
          <table:table-cell office:value-type="float" office:value="10.861507" calcext:value-type="float">
            <text:p>10.861507</text:p>
          </table:table-cell>
        </table:table-row>
        <table:table-row table:style-name="ro1">
          <table:table-cell table:number-columns-repeated="8"/>
          <table:table-cell office:value-type="float" office:value="2097152" calcext:value-type="float">
            <text:p>2097152</text:p>
          </table:table-cell>
          <table:table-cell office:value-type="float" office:value="21.604566" calcext:value-type="float">
            <text:p>21.6045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00/00/0000</text:date>, <text:time style:data-style-name="N2" text:time-value="16:47:58.6325404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3:55:30.579807802</meta:creation-date>
    <dc:date>2017-06-25T18:32:59.088924710</dc:date>
    <meta:editing-duration>PT1H52M28S</meta:editing-duration>
    <meta:editing-cycles>34</meta:editing-cycles>
    <meta:generator>LibreOffice/5.1.6.2$Linux_X86_64 LibreOffice_project/10m0$Build-2</meta:generator>
    <meta:document-statistic meta:table-count="5" meta:cell-count="59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187cm" svg:y="0.315cm" chart:style-name="ch2">
          <text:p>Exercícios 1 - Comparação entre o tempo de execução</text:p>
        </chart:title>
        <chart:legend chart:legend-position="end" svg:x="13.209cm" svg:y="2.647cm" style:legend-expansion="high" chart:style-name="ch3"/>
        <chart:plot-area chart:style-name="ch4" table:cell-range-address="1aQ.J1:1aQ.T8" chart:data-source-has-labels="both" svg:x="1.315cm" svg:y="1.274cm" svg:width="11.574cm" svg:height="6.581cm">
          <chartooo:coordinate-region svg:x="2.068cm" svg:y="1.483cm" svg:width="10.406cm" svg:height="5.708cm"/>
          <chart:axis chart:dimension="x" chart:name="primary-x" chart:style-name="ch5" chartooo:axis-type="auto">
            <chartooo:date-scale/>
            <chart:title svg:x="5.612cm" svg:y="8.035cm" chart:style-name="ch6">
              <text:p>Número de Threads</text:p>
            </chart:title>
            <chart:categories table:cell-range-address="1aQ.K1:1aQ.T1"/>
          </chart:axis>
          <chart:axis chart:dimension="y" chart:name="primary-y" chart:style-name="ch5">
            <chart:title svg:x="0.451cm" svg:y="6.32cm" chart:style-name="ch7">
              <text:p>Tempo de execução (s)</text:p>
            </chart:title>
            <chart:grid chart:style-name="ch8" chart:class="major"/>
          </chart:axis>
          <chart:series chart:style-name="ch9" chart:values-cell-range-address="1aQ.K2:1aQ.T2" chart:label-cell-address="1aQ.J2:1aQ.J2" chart:class="chart:line">
            <chart:data-point chart:repeated="10"/>
          </chart:series>
          <chart:series chart:style-name="ch10" chart:values-cell-range-address="1aQ.K3:1aQ.T3" chart:label-cell-address="1aQ.J3:1aQ.J3" chart:class="chart:line">
            <chart:data-point chart:repeated="10"/>
          </chart:series>
          <chart:series chart:style-name="ch11" chart:values-cell-range-address="1aQ.K4:1aQ.T4" chart:label-cell-address="1aQ.J4:1aQ.J4" chart:class="chart:line">
            <chart:data-point chart:repeated="10"/>
          </chart:series>
          <chart:series chart:style-name="ch12" chart:values-cell-range-address="1aQ.K5:1aQ.T5" chart:label-cell-address="1aQ.J5:1aQ.J5" chart:class="chart:line">
            <chart:data-point chart:repeated="10"/>
          </chart:series>
          <chart:series chart:style-name="ch13" chart:values-cell-range-address="1aQ.K6:1aQ.T6" chart:label-cell-address="1aQ.J6:1aQ.J6" chart:class="chart:line">
            <chart:data-point chart:repeated="10"/>
          </chart:series>
          <chart:series chart:style-name="ch14" chart:values-cell-range-address="1aQ.K7:1aQ.T7" chart:label-cell-address="1aQ.J7:1aQ.J7" chart:class="chart:line">
            <chart:data-point chart:repeated="10"/>
          </chart:series>
          <chart:series chart:style-name="ch15" chart:values-cell-range-address="1aQ.K8:1aQ.T8" chart:label-cell-address="1aQ.J8:1aQ.J8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>4</text:p>
                <draw:g>
                  <svg:desc>1aQ.K1:1aQ.T1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</table:table-row>
          </table:table-header-rows>
          <table:table-rows>
            <table:table-row>
              <table:table-cell office:value-type="string">
                <text:p>32768</text:p>
                <draw:g>
                  <svg:desc>1aQ.J2:1aQ.J2</svg:desc>
                </draw:g>
              </table:table-cell>
              <table:table-cell office:value-type="float" office:value="0.002291">
                <text:p>0.002291</text:p>
                <draw:g>
                  <svg:desc>1aQ.K2:1aQ.T2</svg:desc>
                </draw:g>
              </table:table-cell>
              <table:table-cell office:value-type="float" office:value="0.000719">
                <text:p>0.000719</text:p>
              </table:table-cell>
              <table:table-cell office:value-type="float" office:value="0.001146">
                <text:p>0.001146</text:p>
              </table:table-cell>
              <table:table-cell office:value-type="float" office:value="0.002034">
                <text:p>0.002034</text:p>
              </table:table-cell>
              <table:table-cell office:value-type="float" office:value="0.005407">
                <text:p>0.005407</text:p>
              </table:table-cell>
              <table:table-cell office:value-type="float" office:value="0.006344">
                <text:p>0.006344</text:p>
              </table:table-cell>
              <table:table-cell office:value-type="float" office:value="0.016546">
                <text:p>0.016546</text:p>
              </table:table-cell>
              <table:table-cell office:value-type="float" office:value="0.027521">
                <text:p>0.027521</text:p>
              </table:table-cell>
              <table:table-cell office:value-type="float" office:value="0.048578">
                <text:p>0.048578</text:p>
              </table:table-cell>
              <table:table-cell office:value-type="float" office:value="0.09314">
                <text:p>0.09314</text:p>
              </table:table-cell>
            </table:table-row>
            <table:table-row>
              <table:table-cell office:value-type="string">
                <text:p>65536</text:p>
                <draw:g>
                  <svg:desc>1aQ.J3:1aQ.J3</svg:desc>
                </draw:g>
              </table:table-cell>
              <table:table-cell office:value-type="float" office:value="0.003809">
                <text:p>0.003809</text:p>
                <draw:g>
                  <svg:desc>1aQ.K3:1aQ.T3</svg:desc>
                </draw:g>
              </table:table-cell>
              <table:table-cell office:value-type="float" office:value="0.001347">
                <text:p>0.001347</text:p>
              </table:table-cell>
              <table:table-cell office:value-type="float" office:value="0.007434">
                <text:p>0.007434</text:p>
              </table:table-cell>
              <table:table-cell office:value-type="float" office:value="0.006707">
                <text:p>0.006707</text:p>
              </table:table-cell>
              <table:table-cell office:value-type="float" office:value="0.007547">
                <text:p>0.007547</text:p>
              </table:table-cell>
              <table:table-cell office:value-type="float" office:value="0.011693">
                <text:p>0.011693</text:p>
              </table:table-cell>
              <table:table-cell office:value-type="float" office:value="0.014983">
                <text:p>0.014983</text:p>
              </table:table-cell>
              <table:table-cell office:value-type="float" office:value="0.032337">
                <text:p>0.032337</text:p>
              </table:table-cell>
              <table:table-cell office:value-type="float" office:value="0.053861">
                <text:p>0.053861</text:p>
              </table:table-cell>
              <table:table-cell office:value-type="float" office:value="0.099502">
                <text:p>0.099502</text:p>
              </table:table-cell>
            </table:table-row>
            <table:table-row>
              <table:table-cell office:value-type="string">
                <text:p>131072</text:p>
                <draw:g>
                  <svg:desc>1aQ.J4:1aQ.J4</svg:desc>
                </draw:g>
              </table:table-cell>
              <table:table-cell office:value-type="float" office:value="0.016677">
                <text:p>0.016677</text:p>
                <draw:g>
                  <svg:desc>1aQ.K4:1aQ.T4</svg:desc>
                </draw:g>
              </table:table-cell>
              <table:table-cell office:value-type="float" office:value="0.019757">
                <text:p>0.019757</text:p>
              </table:table-cell>
              <table:table-cell office:value-type="float" office:value="0.017674">
                <text:p>0.017674</text:p>
              </table:table-cell>
              <table:table-cell office:value-type="float" office:value="0.020819">
                <text:p>0.020819</text:p>
              </table:table-cell>
              <table:table-cell office:value-type="float" office:value="0.017655">
                <text:p>0.017655</text:p>
              </table:table-cell>
              <table:table-cell office:value-type="float" office:value="0.0159">
                <text:p>0.0159</text:p>
              </table:table-cell>
              <table:table-cell office:value-type="float" office:value="0.019688">
                <text:p>0.019688</text:p>
              </table:table-cell>
              <table:table-cell office:value-type="float" office:value="0.027909">
                <text:p>0.027909</text:p>
              </table:table-cell>
              <table:table-cell office:value-type="float" office:value="0.065419">
                <text:p>0.065419</text:p>
              </table:table-cell>
              <table:table-cell office:value-type="float" office:value="0.107754">
                <text:p>0.107754</text:p>
              </table:table-cell>
            </table:table-row>
            <table:table-row>
              <table:table-cell office:value-type="string">
                <text:p>262114</text:p>
                <draw:g>
                  <svg:desc>1aQ.J5:1aQ.J5</svg:desc>
                </draw:g>
              </table:table-cell>
              <table:table-cell office:value-type="float" office:value="0.040218">
                <text:p>0.040218</text:p>
                <draw:g>
                  <svg:desc>1aQ.K5:1aQ.T5</svg:desc>
                </draw:g>
              </table:table-cell>
              <table:table-cell office:value-type="float" office:value="0.047171">
                <text:p>0.047171</text:p>
              </table:table-cell>
              <table:table-cell office:value-type="float" office:value="0.052456">
                <text:p>0.052456</text:p>
              </table:table-cell>
              <table:table-cell office:value-type="float" office:value="0.045456">
                <text:p>0.045456</text:p>
              </table:table-cell>
              <table:table-cell office:value-type="float" office:value="0.04987">
                <text:p>0.04987</text:p>
              </table:table-cell>
              <table:table-cell office:value-type="float" office:value="0.054778">
                <text:p>0.054778</text:p>
              </table:table-cell>
              <table:table-cell office:value-type="float" office:value="0.038955">
                <text:p>0.038955</text:p>
              </table:table-cell>
              <table:table-cell office:value-type="float" office:value="0.054167">
                <text:p>0.054167</text:p>
              </table:table-cell>
              <table:table-cell office:value-type="float" office:value="0.062689">
                <text:p>0.062689</text:p>
              </table:table-cell>
              <table:table-cell office:value-type="float" office:value="0.125016">
                <text:p>0.125016</text:p>
              </table:table-cell>
            </table:table-row>
            <table:table-row>
              <table:table-cell office:value-type="string">
                <text:p>524288</text:p>
                <draw:g>
                  <svg:desc>1aQ.J6:1aQ.J6</svg:desc>
                </draw:g>
              </table:table-cell>
              <table:table-cell office:value-type="float" office:value="0.092307">
                <text:p>0.092307</text:p>
                <draw:g>
                  <svg:desc>1aQ.K6:1aQ.T6</svg:desc>
                </draw:g>
              </table:table-cell>
              <table:table-cell office:value-type="float" office:value="0.113131">
                <text:p>0.113131</text:p>
              </table:table-cell>
              <table:table-cell office:value-type="float" office:value="0.117796">
                <text:p>0.117796</text:p>
              </table:table-cell>
              <table:table-cell office:value-type="float" office:value="0.116929">
                <text:p>0.116929</text:p>
              </table:table-cell>
              <table:table-cell office:value-type="float" office:value="0.124302">
                <text:p>0.124302</text:p>
              </table:table-cell>
              <table:table-cell office:value-type="float" office:value="0.11545">
                <text:p>0.11545</text:p>
              </table:table-cell>
              <table:table-cell office:value-type="float" office:value="0.07844">
                <text:p>0.07844</text:p>
              </table:table-cell>
              <table:table-cell office:value-type="float" office:value="0.086637">
                <text:p>0.086637</text:p>
              </table:table-cell>
              <table:table-cell office:value-type="float" office:value="0.107424">
                <text:p>0.107424</text:p>
              </table:table-cell>
              <table:table-cell office:value-type="float" office:value="0.122501">
                <text:p>0.122501</text:p>
              </table:table-cell>
            </table:table-row>
            <table:table-row>
              <table:table-cell office:value-type="string">
                <text:p>1048576</text:p>
                <draw:g>
                  <svg:desc>1aQ.J7:1aQ.J7</svg:desc>
                </draw:g>
              </table:table-cell>
              <table:table-cell office:value-type="float" office:value="0.23519">
                <text:p>0.23519</text:p>
                <draw:g>
                  <svg:desc>1aQ.K7:1aQ.T7</svg:desc>
                </draw:g>
              </table:table-cell>
              <table:table-cell office:value-type="float" office:value="0.283843">
                <text:p>0.283843</text:p>
              </table:table-cell>
              <table:table-cell office:value-type="float" office:value="0.269647">
                <text:p>0.269647</text:p>
              </table:table-cell>
              <table:table-cell office:value-type="float" office:value="0.269558">
                <text:p>0.269558</text:p>
              </table:table-cell>
              <table:table-cell office:value-type="float" office:value="0.279023">
                <text:p>0.279023</text:p>
              </table:table-cell>
              <table:table-cell office:value-type="float" office:value="0.268838">
                <text:p>0.268838</text:p>
              </table:table-cell>
              <table:table-cell office:value-type="float" office:value="0.174319">
                <text:p>0.174319</text:p>
              </table:table-cell>
              <table:table-cell office:value-type="float" office:value="0.219203">
                <text:p>0.219203</text:p>
              </table:table-cell>
              <table:table-cell office:value-type="float" office:value="0.202705">
                <text:p>0.202705</text:p>
              </table:table-cell>
              <table:table-cell office:value-type="float" office:value="0.250545">
                <text:p>0.250545</text:p>
              </table:table-cell>
            </table:table-row>
            <table:table-row>
              <table:table-cell office:value-type="string">
                <text:p>2097152</text:p>
                <draw:g>
                  <svg:desc>1aQ.J8:1aQ.J8</svg:desc>
                </draw:g>
              </table:table-cell>
              <table:table-cell office:value-type="float" office:value="0.479866">
                <text:p>0.479866</text:p>
                <draw:g>
                  <svg:desc>1aQ.K8:1aQ.T8</svg:desc>
                </draw:g>
              </table:table-cell>
              <table:table-cell office:value-type="float" office:value="0.552356">
                <text:p>0.552356</text:p>
              </table:table-cell>
              <table:table-cell office:value-type="float" office:value="0.558895">
                <text:p>0.558895</text:p>
              </table:table-cell>
              <table:table-cell office:value-type="float" office:value="0.579978">
                <text:p>0.579978</text:p>
              </table:table-cell>
              <table:table-cell office:value-type="float" office:value="0.554834">
                <text:p>0.554834</text:p>
              </table:table-cell>
              <table:table-cell office:value-type="float" office:value="0.493645">
                <text:p>0.493645</text:p>
              </table:table-cell>
              <table:table-cell office:value-type="float" office:value="0.489127">
                <text:p>0.489127</text:p>
              </table:table-cell>
              <table:table-cell office:value-type="float" office:value="0.495112">
                <text:p>0.495112</text:p>
              </table:table-cell>
              <table:table-cell office:value-type="float" office:value="0.453861">
                <text:p>0.453861</text:p>
              </table:table-cell>
              <table:table-cell office:value-type="float" office:value="0.398421">
                <text:p>0.3984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69cm" svg:y="0.315cm" chart:style-name="ch2">
          <text:p>Exercício 2 - Comparação entre os tempos de execução</text:p>
        </chart:title>
        <chart:legend chart:legend-position="end" svg:x="13.209cm" svg:y="2.647cm" style:legend-expansion="high" chart:style-name="ch3"/>
        <chart:plot-area chart:style-name="ch4" table:cell-range-address="2aQ.J11:2aQ.Q21" chart:data-source-has-labels="both" svg:x="1.315cm" svg:y="1.274cm" svg:width="11.574cm" svg:height="6.581cm">
          <chartooo:coordinate-region svg:x="2.895cm" svg:y="1.482cm" svg:width="9.579cm" svg:height="5.709cm"/>
          <chart:axis chart:dimension="x" chart:name="primary-x" chart:style-name="ch5" chartooo:axis-type="auto">
            <chartooo:date-scale/>
            <chart:title svg:x="5.612cm" svg:y="8.035cm" chart:style-name="ch6">
              <text:p>Número de Threads</text:p>
            </chart:title>
            <chart:categories table:cell-range-address="2aQ.J12:2aQ.J21"/>
          </chart:axis>
          <chart:axis chart:dimension="y" chart:name="primary-y" chart:style-name="ch7">
            <chart:title svg:x="0.451cm" svg:y="7.663cm" chart:style-name="ch8">
              <text:p>Tempo decorrido(s em escala logarítimica)</text:p>
            </chart:title>
            <chart:grid chart:style-name="ch9" chart:class="major"/>
          </chart:axis>
          <chart:series chart:style-name="ch10" chart:values-cell-range-address="2aQ.K12:2aQ.K21" chart:label-cell-address="2aQ.K11:2aQ.K11" chart:class="chart:line">
            <chart:data-point chart:repeated="10"/>
          </chart:series>
          <chart:series chart:style-name="ch11" chart:values-cell-range-address="2aQ.L12:2aQ.L21" chart:label-cell-address="2aQ.L11:2aQ.L11" chart:class="chart:line">
            <chart:data-point chart:repeated="10"/>
          </chart:series>
          <chart:series chart:style-name="ch12" chart:values-cell-range-address="2aQ.M12:2aQ.M21" chart:label-cell-address="2aQ.M11:2aQ.M11" chart:class="chart:line">
            <chart:data-point chart:repeated="10"/>
          </chart:series>
          <chart:series chart:style-name="ch13" chart:values-cell-range-address="2aQ.N12:2aQ.N21" chart:label-cell-address="2aQ.N11:2aQ.N11" chart:class="chart:line">
            <chart:data-point chart:repeated="10"/>
          </chart:series>
          <chart:series chart:style-name="ch14" chart:values-cell-range-address="2aQ.O12:2aQ.O21" chart:label-cell-address="2aQ.O11:2aQ.O11" chart:class="chart:line">
            <chart:data-point chart:repeated="10"/>
          </chart:series>
          <chart:series chart:style-name="ch15" chart:values-cell-range-address="2aQ.P12:2aQ.P21" chart:label-cell-address="2aQ.P11:2aQ.P11" chart:class="chart:line">
            <chart:data-point chart:repeated="10"/>
          </chart:series>
          <chart:series chart:style-name="ch16" chart:values-cell-range-address="2aQ.Q12:2aQ.Q21" chart:label-cell-address="2aQ.Q11:2aQ.Q11" chart:class="chart:line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768</text:p>
                <draw:g>
                  <svg:desc>2aQ.K11:2aQ.K11</svg:desc>
                </draw:g>
              </table:table-cell>
              <table:table-cell office:value-type="string">
                <text:p>65536</text:p>
                <draw:g>
                  <svg:desc>2aQ.L11:2aQ.L11</svg:desc>
                </draw:g>
              </table:table-cell>
              <table:table-cell office:value-type="string">
                <text:p>131072</text:p>
                <draw:g>
                  <svg:desc>2aQ.M11:2aQ.M11</svg:desc>
                </draw:g>
              </table:table-cell>
              <table:table-cell office:value-type="string">
                <text:p>262114</text:p>
                <draw:g>
                  <svg:desc>2aQ.N11:2aQ.N11</svg:desc>
                </draw:g>
              </table:table-cell>
              <table:table-cell office:value-type="string">
                <text:p>524288</text:p>
                <draw:g>
                  <svg:desc>2aQ.O11:2aQ.O11</svg:desc>
                </draw:g>
              </table:table-cell>
              <table:table-cell office:value-type="string">
                <text:p>1048576</text:p>
                <draw:g>
                  <svg:desc>2aQ.P11:2aQ.P11</svg:desc>
                </draw:g>
              </table:table-cell>
              <table:table-cell office:value-type="string">
                <text:p>2097152</text:p>
                <draw:g>
                  <svg:desc>2aQ.Q11:2aQ.Q1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2aQ.J12:2aQ.J21</svg:desc>
                </draw:g>
              </table:table-cell>
              <table:table-cell office:value-type="float" office:value="0.000082">
                <text:p>0.000082</text:p>
                <draw:g>
                  <svg:desc>2aQ.K12:2aQ.K21</svg:desc>
                </draw:g>
              </table:table-cell>
              <table:table-cell office:value-type="float" office:value="0.000064">
                <text:p>0.000064</text:p>
                <draw:g>
                  <svg:desc>2aQ.L12:2aQ.L21</svg:desc>
                </draw:g>
              </table:table-cell>
              <table:table-cell office:value-type="float" office:value="0.000143">
                <text:p>0.000143</text:p>
                <draw:g>
                  <svg:desc>2aQ.M12:2aQ.M21</svg:desc>
                </draw:g>
              </table:table-cell>
              <table:table-cell office:value-type="float" office:value="0.000253">
                <text:p>0.000253</text:p>
                <draw:g>
                  <svg:desc>2aQ.N12:2aQ.N21</svg:desc>
                </draw:g>
              </table:table-cell>
              <table:table-cell office:value-type="float" office:value="0.000534">
                <text:p>0.000534</text:p>
                <draw:g>
                  <svg:desc>2aQ.O12:2aQ.O21</svg:desc>
                </draw:g>
              </table:table-cell>
              <table:table-cell office:value-type="float" office:value="0.001715">
                <text:p>0.001715</text:p>
                <draw:g>
                  <svg:desc>2aQ.P12:2aQ.P21</svg:desc>
                </draw:g>
              </table:table-cell>
              <table:table-cell office:value-type="float" office:value="0.005155">
                <text:p>0.005155</text:p>
                <draw:g>
                  <svg:desc>2aQ.Q12:2aQ.Q21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1253">
                <text:p>0.001253</text:p>
              </table:table-cell>
              <table:table-cell office:value-type="float" office:value="0.00057">
                <text:p>0.00057</text:p>
              </table:table-cell>
              <table:table-cell office:value-type="float" office:value="0.000554">
                <text:p>0.000554</text:p>
              </table:table-cell>
              <table:table-cell office:value-type="float" office:value="0.00061">
                <text:p>0.00061</text:p>
              </table:table-cell>
              <table:table-cell office:value-type="float" office:value="0.000602">
                <text:p>0.000602</text:p>
              </table:table-cell>
              <table:table-cell office:value-type="float" office:value="0.001097">
                <text:p>0.001097</text:p>
              </table:table-cell>
              <table:table-cell office:value-type="float" office:value="0.004083">
                <text:p>0.00408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916">
                <text:p>0.000916</text:p>
              </table:table-cell>
              <table:table-cell office:value-type="float" office:value="0.001012">
                <text:p>0.001012</text:p>
              </table:table-cell>
              <table:table-cell office:value-type="float" office:value="0.001254">
                <text:p>0.001254</text:p>
              </table:table-cell>
              <table:table-cell office:value-type="float" office:value="0.001584">
                <text:p>0.001584</text:p>
              </table:table-cell>
              <table:table-cell office:value-type="float" office:value="0.001916">
                <text:p>0.001916</text:p>
              </table:table-cell>
              <table:table-cell office:value-type="float" office:value="0.003106">
                <text:p>0.003106</text:p>
              </table:table-cell>
              <table:table-cell office:value-type="float" office:value="0.004639">
                <text:p>0.00463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1569">
                <text:p>0.001569</text:p>
              </table:table-cell>
              <table:table-cell office:value-type="float" office:value="0.001234">
                <text:p>0.001234</text:p>
              </table:table-cell>
              <table:table-cell office:value-type="float" office:value="0.002077">
                <text:p>0.002077</text:p>
              </table:table-cell>
              <table:table-cell office:value-type="float" office:value="0.002451">
                <text:p>0.002451</text:p>
              </table:table-cell>
              <table:table-cell office:value-type="float" office:value="0.003287">
                <text:p>0.003287</text:p>
              </table:table-cell>
              <table:table-cell office:value-type="float" office:value="0.00404">
                <text:p>0.00404</text:p>
              </table:table-cell>
              <table:table-cell office:value-type="float" office:value="0.004816">
                <text:p>0.00481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5084">
                <text:p>0.005084</text:p>
              </table:table-cell>
              <table:table-cell office:value-type="float" office:value="0.003609">
                <text:p>0.003609</text:p>
              </table:table-cell>
              <table:table-cell office:value-type="float" office:value="0.003302">
                <text:p>0.003302</text:p>
              </table:table-cell>
              <table:table-cell office:value-type="float" office:value="0.004029">
                <text:p>0.004029</text:p>
              </table:table-cell>
              <table:table-cell office:value-type="float" office:value="0.004925">
                <text:p>0.004925</text:p>
              </table:table-cell>
              <table:table-cell office:value-type="float" office:value="0.007635">
                <text:p>0.007635</text:p>
              </table:table-cell>
              <table:table-cell office:value-type="float" office:value="0.010293">
                <text:p>0.01029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7393">
                <text:p>0.007393</text:p>
              </table:table-cell>
              <table:table-cell office:value-type="float" office:value="0.006066">
                <text:p>0.006066</text:p>
              </table:table-cell>
              <table:table-cell office:value-type="float" office:value="0.006836">
                <text:p>0.006836</text:p>
              </table:table-cell>
              <table:table-cell office:value-type="float" office:value="0.006259">
                <text:p>0.006259</text:p>
              </table:table-cell>
              <table:table-cell office:value-type="float" office:value="0.009391">
                <text:p>0.009391</text:p>
              </table:table-cell>
              <table:table-cell office:value-type="float" office:value="0.010874">
                <text:p>0.010874</text:p>
              </table:table-cell>
              <table:table-cell office:value-type="float" office:value="0.014686">
                <text:p>0.01468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13184">
                <text:p>0.013184</text:p>
              </table:table-cell>
              <table:table-cell office:value-type="float" office:value="0.012764">
                <text:p>0.012764</text:p>
              </table:table-cell>
              <table:table-cell office:value-type="float" office:value="0.013953">
                <text:p>0.013953</text:p>
              </table:table-cell>
              <table:table-cell office:value-type="float" office:value="0.014728">
                <text:p>0.014728</text:p>
              </table:table-cell>
              <table:table-cell office:value-type="float" office:value="0.012958">
                <text:p>0.012958</text:p>
              </table:table-cell>
              <table:table-cell office:value-type="float" office:value="0.016335">
                <text:p>0.016335</text:p>
              </table:table-cell>
              <table:table-cell office:value-type="float" office:value="0.020201">
                <text:p>0.02020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23198">
                <text:p>0.023198</text:p>
              </table:table-cell>
              <table:table-cell office:value-type="float" office:value="0.023076">
                <text:p>0.023076</text:p>
              </table:table-cell>
              <table:table-cell office:value-type="float" office:value="0.024803">
                <text:p>0.024803</text:p>
              </table:table-cell>
              <table:table-cell office:value-type="float" office:value="0.026732">
                <text:p>0.026732</text:p>
              </table:table-cell>
              <table:table-cell office:value-type="float" office:value="0.029528">
                <text:p>0.029528</text:p>
              </table:table-cell>
              <table:table-cell office:value-type="float" office:value="0.026566">
                <text:p>0.026566</text:p>
              </table:table-cell>
              <table:table-cell office:value-type="float" office:value="0.033782">
                <text:p>0.03378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04571">
                <text:p>0.04571</text:p>
              </table:table-cell>
              <table:table-cell office:value-type="float" office:value="0.045904">
                <text:p>0.045904</text:p>
              </table:table-cell>
              <table:table-cell office:value-type="float" office:value="0.046408">
                <text:p>0.046408</text:p>
              </table:table-cell>
              <table:table-cell office:value-type="float" office:value="0.048067">
                <text:p>0.048067</text:p>
              </table:table-cell>
              <table:table-cell office:value-type="float" office:value="0.052">
                <text:p>0.052</text:p>
              </table:table-cell>
              <table:table-cell office:value-type="float" office:value="0.05962">
                <text:p>0.05962</text:p>
              </table:table-cell>
              <table:table-cell office:value-type="float" office:value="0.052108">
                <text:p>0.05210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08734">
                <text:p>0.08734</text:p>
              </table:table-cell>
              <table:table-cell office:value-type="float" office:value="0.087422">
                <text:p>0.087422</text:p>
              </table:table-cell>
              <table:table-cell office:value-type="float" office:value="0.091792">
                <text:p>0.091792</text:p>
              </table:table-cell>
              <table:table-cell office:value-type="float" office:value="0.093222">
                <text:p>0.093222</text:p>
              </table:table-cell>
              <table:table-cell office:value-type="float" office:value="0.096854">
                <text:p>0.096854</text:p>
              </table:table-cell>
              <table:table-cell office:value-type="float" office:value="0.105646">
                <text:p>0.105646</text:p>
              </table:table-cell>
              <table:table-cell office:value-type="float" office:value="0.117951">
                <text:p>0.1179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763cm" svg:y="0.315cm" chart:style-name="ch2">
          <text:p>Exercício 3 - Comparação no tempo de execução</text:p>
        </chart:title>
        <chart:legend chart:legend-position="end" svg:x="13.209cm" svg:y="2.647cm" style:legend-expansion="high" chart:style-name="ch3"/>
        <chart:plot-area chart:style-name="ch4" table:cell-range-address="3aQ.J11:3aQ.Q21" chart:data-source-has-labels="both" svg:x="1.315cm" svg:y="1.274cm" svg:width="11.574cm" svg:height="6.581cm">
          <chartooo:coordinate-region svg:x="2.895cm" svg:y="1.482cm" svg:width="9.579cm" svg:height="5.709cm"/>
          <chart:axis chart:dimension="x" chart:name="primary-x" chart:style-name="ch5" chartooo:axis-type="auto">
            <chartooo:date-scale/>
            <chart:title svg:x="5.612cm" svg:y="8.035cm" chart:style-name="ch6">
              <text:p>Número de Threads</text:p>
            </chart:title>
            <chart:categories table:cell-range-address="3aQ.J12:3aQ.J21"/>
          </chart:axis>
          <chart:axis chart:dimension="y" chart:name="primary-y" chart:style-name="ch7">
            <chart:title svg:x="0.451cm" svg:y="7.929cm" chart:style-name="ch8">
              <text:p>Tempo de execução (s em escala logarítmica)</text:p>
            </chart:title>
            <chart:grid chart:style-name="ch9" chart:class="major"/>
          </chart:axis>
          <chart:series chart:style-name="ch10" chart:values-cell-range-address="3aQ.K12:3aQ.K21" chart:label-cell-address="3aQ.K11:3aQ.K11" chart:class="chart:line">
            <chart:data-point chart:repeated="10"/>
          </chart:series>
          <chart:series chart:style-name="ch11" chart:values-cell-range-address="3aQ.L12:3aQ.L21" chart:label-cell-address="3aQ.L11:3aQ.L11" chart:class="chart:line">
            <chart:data-point chart:repeated="10"/>
          </chart:series>
          <chart:series chart:style-name="ch12" chart:values-cell-range-address="3aQ.M12:3aQ.M21" chart:label-cell-address="3aQ.M11:3aQ.M11" chart:class="chart:line">
            <chart:data-point chart:repeated="10"/>
          </chart:series>
          <chart:series chart:style-name="ch13" chart:values-cell-range-address="3aQ.N12:3aQ.N21" chart:label-cell-address="3aQ.N11:3aQ.N11" chart:class="chart:line">
            <chart:data-point chart:repeated="10"/>
          </chart:series>
          <chart:series chart:style-name="ch14" chart:values-cell-range-address="3aQ.O12:3aQ.O21" chart:label-cell-address="3aQ.O11:3aQ.O11" chart:class="chart:line">
            <chart:data-point chart:repeated="10"/>
          </chart:series>
          <chart:series chart:style-name="ch15" chart:values-cell-range-address="3aQ.P12:3aQ.P21" chart:label-cell-address="3aQ.P11:3aQ.P11" chart:class="chart:line">
            <chart:data-point chart:repeated="10"/>
          </chart:series>
          <chart:series chart:style-name="ch16" chart:values-cell-range-address="3aQ.Q12:3aQ.Q21" chart:label-cell-address="3aQ.Q11:3aQ.Q11" chart:class="chart:line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768</text:p>
                <draw:g>
                  <svg:desc>3aQ.K11:3aQ.K11</svg:desc>
                </draw:g>
              </table:table-cell>
              <table:table-cell office:value-type="string">
                <text:p>65536</text:p>
                <draw:g>
                  <svg:desc>3aQ.L11:3aQ.L11</svg:desc>
                </draw:g>
              </table:table-cell>
              <table:table-cell office:value-type="string">
                <text:p>131072</text:p>
                <draw:g>
                  <svg:desc>3aQ.M11:3aQ.M11</svg:desc>
                </draw:g>
              </table:table-cell>
              <table:table-cell office:value-type="string">
                <text:p>262114</text:p>
                <draw:g>
                  <svg:desc>3aQ.N11:3aQ.N11</svg:desc>
                </draw:g>
              </table:table-cell>
              <table:table-cell office:value-type="string">
                <text:p>524288</text:p>
                <draw:g>
                  <svg:desc>3aQ.O11:3aQ.O11</svg:desc>
                </draw:g>
              </table:table-cell>
              <table:table-cell office:value-type="string">
                <text:p>1048576</text:p>
                <draw:g>
                  <svg:desc>3aQ.P11:3aQ.P11</svg:desc>
                </draw:g>
              </table:table-cell>
              <table:table-cell office:value-type="string">
                <text:p>2097152</text:p>
                <draw:g>
                  <svg:desc>3aQ.Q11:3aQ.Q1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3aQ.J12:3aQ.J21</svg:desc>
                </draw:g>
              </table:table-cell>
              <table:table-cell office:value-type="float" office:value="0.000063">
                <text:p>0.000063</text:p>
                <draw:g>
                  <svg:desc>3aQ.K12:3aQ.K21</svg:desc>
                </draw:g>
              </table:table-cell>
              <table:table-cell office:value-type="float" office:value="0.000084">
                <text:p>0.000084</text:p>
                <draw:g>
                  <svg:desc>3aQ.L12:3aQ.L21</svg:desc>
                </draw:g>
              </table:table-cell>
              <table:table-cell office:value-type="float" office:value="0.000066">
                <text:p>0.000066</text:p>
                <draw:g>
                  <svg:desc>3aQ.M12:3aQ.M21</svg:desc>
                </draw:g>
              </table:table-cell>
              <table:table-cell office:value-type="float" office:value="0.000084">
                <text:p>0.000084</text:p>
                <draw:g>
                  <svg:desc>3aQ.N12:3aQ.N21</svg:desc>
                </draw:g>
              </table:table-cell>
              <table:table-cell office:value-type="float" office:value="0.000106">
                <text:p>0.000106</text:p>
                <draw:g>
                  <svg:desc>3aQ.O12:3aQ.O21</svg:desc>
                </draw:g>
              </table:table-cell>
              <table:table-cell office:value-type="float" office:value="0.000668">
                <text:p>0.000668</text:p>
                <draw:g>
                  <svg:desc>3aQ.P12:3aQ.P21</svg:desc>
                </draw:g>
              </table:table-cell>
              <table:table-cell office:value-type="float" office:value="0.001361">
                <text:p>0.001361</text:p>
                <draw:g>
                  <svg:desc>3aQ.Q12:3aQ.Q21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393">
                <text:p>0.000393</text:p>
              </table:table-cell>
              <table:table-cell office:value-type="float" office:value="0.000348">
                <text:p>0.000348</text:p>
              </table:table-cell>
              <table:table-cell office:value-type="float" office:value="0.000381">
                <text:p>0.000381</text:p>
              </table:table-cell>
              <table:table-cell office:value-type="float" office:value="0.000609">
                <text:p>0.000609</text:p>
              </table:table-cell>
              <table:table-cell office:value-type="float" office:value="0.000391">
                <text:p>0.000391</text:p>
              </table:table-cell>
              <table:table-cell office:value-type="float" office:value="0.000619">
                <text:p>0.000619</text:p>
              </table:table-cell>
              <table:table-cell office:value-type="float" office:value="0.001116">
                <text:p>0.00111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731">
                <text:p>0.000731</text:p>
              </table:table-cell>
              <table:table-cell office:value-type="float" office:value="0.000734">
                <text:p>0.000734</text:p>
              </table:table-cell>
              <table:table-cell office:value-type="float" office:value="0.000855">
                <text:p>0.000855</text:p>
              </table:table-cell>
              <table:table-cell office:value-type="float" office:value="0.001088">
                <text:p>0.001088</text:p>
              </table:table-cell>
              <table:table-cell office:value-type="float" office:value="0.000978">
                <text:p>0.000978</text:p>
              </table:table-cell>
              <table:table-cell office:value-type="float" office:value="0.001403">
                <text:p>0.001403</text:p>
              </table:table-cell>
              <table:table-cell office:value-type="float" office:value="0.001418">
                <text:p>0.00141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1625">
                <text:p>0.001625</text:p>
              </table:table-cell>
              <table:table-cell office:value-type="float" office:value="0.003102">
                <text:p>0.003102</text:p>
              </table:table-cell>
              <table:table-cell office:value-type="float" office:value="0.001606">
                <text:p>0.001606</text:p>
              </table:table-cell>
              <table:table-cell office:value-type="float" office:value="0.001646">
                <text:p>0.001646</text:p>
              </table:table-cell>
              <table:table-cell office:value-type="float" office:value="0.002209">
                <text:p>0.002209</text:p>
              </table:table-cell>
              <table:table-cell office:value-type="float" office:value="0.002839">
                <text:p>0.002839</text:p>
              </table:table-cell>
              <table:table-cell office:value-type="float" office:value="0.002958">
                <text:p>0.00295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349">
                <text:p>0.00349</text:p>
              </table:table-cell>
              <table:table-cell office:value-type="float" office:value="0.003196">
                <text:p>0.003196</text:p>
              </table:table-cell>
              <table:table-cell office:value-type="float" office:value="0.003379">
                <text:p>0.003379</text:p>
              </table:table-cell>
              <table:table-cell office:value-type="float" office:value="0.00434">
                <text:p>0.00434</text:p>
              </table:table-cell>
              <table:table-cell office:value-type="float" office:value="0.003235">
                <text:p>0.003235</text:p>
              </table:table-cell>
              <table:table-cell office:value-type="float" office:value="0.003986">
                <text:p>0.003986</text:p>
              </table:table-cell>
              <table:table-cell office:value-type="float" office:value="0.004211">
                <text:p>0.00421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7056">
                <text:p>0.007056</text:p>
              </table:table-cell>
              <table:table-cell office:value-type="float" office:value="0.006115">
                <text:p>0.006115</text:p>
              </table:table-cell>
              <table:table-cell office:value-type="float" office:value="0.007234">
                <text:p>0.007234</text:p>
              </table:table-cell>
              <table:table-cell office:value-type="float" office:value="0.006544">
                <text:p>0.006544</text:p>
              </table:table-cell>
              <table:table-cell office:value-type="float" office:value="0.007707">
                <text:p>0.007707</text:p>
              </table:table-cell>
              <table:table-cell office:value-type="float" office:value="0.005906">
                <text:p>0.005906</text:p>
              </table:table-cell>
              <table:table-cell office:value-type="float" office:value="0.008585">
                <text:p>0.00858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13997">
                <text:p>0.013997</text:p>
              </table:table-cell>
              <table:table-cell office:value-type="float" office:value="0.011489">
                <text:p>0.011489</text:p>
              </table:table-cell>
              <table:table-cell office:value-type="float" office:value="0.010869">
                <text:p>0.010869</text:p>
              </table:table-cell>
              <table:table-cell office:value-type="float" office:value="0.012389">
                <text:p>0.012389</text:p>
              </table:table-cell>
              <table:table-cell office:value-type="float" office:value="0.013727">
                <text:p>0.013727</text:p>
              </table:table-cell>
              <table:table-cell office:value-type="float" office:value="0.014647">
                <text:p>0.014647</text:p>
              </table:table-cell>
              <table:table-cell office:value-type="float" office:value="0.016693">
                <text:p>0.01669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27547">
                <text:p>0.027547</text:p>
              </table:table-cell>
              <table:table-cell office:value-type="float" office:value="0.021951">
                <text:p>0.021951</text:p>
              </table:table-cell>
              <table:table-cell office:value-type="float" office:value="0.022934">
                <text:p>0.022934</text:p>
              </table:table-cell>
              <table:table-cell office:value-type="float" office:value="0.02406">
                <text:p>0.02406</text:p>
              </table:table-cell>
              <table:table-cell office:value-type="float" office:value="0.023612">
                <text:p>0.023612</text:p>
              </table:table-cell>
              <table:table-cell office:value-type="float" office:value="0.026092">
                <text:p>0.026092</text:p>
              </table:table-cell>
              <table:table-cell office:value-type="float" office:value="0.02917">
                <text:p>0.0291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04852">
                <text:p>0.04852</text:p>
              </table:table-cell>
              <table:table-cell office:value-type="float" office:value="0.043093">
                <text:p>0.043093</text:p>
              </table:table-cell>
              <table:table-cell office:value-type="float" office:value="0.043585">
                <text:p>0.043585</text:p>
              </table:table-cell>
              <table:table-cell office:value-type="float" office:value="0.046669">
                <text:p>0.046669</text:p>
              </table:table-cell>
              <table:table-cell office:value-type="float" office:value="0.047501">
                <text:p>0.047501</text:p>
              </table:table-cell>
              <table:table-cell office:value-type="float" office:value="0.050795">
                <text:p>0.050795</text:p>
              </table:table-cell>
              <table:table-cell office:value-type="float" office:value="0.050652">
                <text:p>0.05065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084775">
                <text:p>0.084775</text:p>
              </table:table-cell>
              <table:table-cell office:value-type="float" office:value="0.082199">
                <text:p>0.082199</text:p>
              </table:table-cell>
              <table:table-cell office:value-type="float" office:value="0.085249">
                <text:p>0.085249</text:p>
              </table:table-cell>
              <table:table-cell office:value-type="float" office:value="0.088292">
                <text:p>0.088292</text:p>
              </table:table-cell>
              <table:table-cell office:value-type="float" office:value="0.09487">
                <text:p>0.09487</text:p>
              </table:table-cell>
              <table:table-cell office:value-type="float" office:value="0.09975">
                <text:p>0.09975</text:p>
              </table:table-cell>
              <table:table-cell office:value-type="float" office:value="0.096962">
                <text:p>0.0969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138cm" svg:y="0.315cm" chart:style-name="ch2">
          <text:p>Exercício 5 &amp; 6 - Comparação entre QuickSort Normal e Paralelo</text:p>
        </chart:title>
        <chart:legend chart:legend-position="end" svg:x="13.297cm" svg:y="3.935cm" style:legend-expansion="high" chart:style-name="ch3"/>
        <chart:plot-area chart:style-name="ch4" table:cell-range-address="5aQ.I1:5aQ.K8" chart:data-source-has-labels="both" svg:x="1.315cm" svg:y="1.274cm" svg:width="11.662cm" svg:height="6.581cm">
          <chartooo:coordinate-region svg:x="2.482cm" svg:y="1.482cm" svg:width="9.77cm" svg:height="5.709cm"/>
          <chart:axis chart:dimension="x" chart:name="primary-x" chart:style-name="ch5" chartooo:axis-type="auto">
            <chartooo:date-scale/>
            <chart:title svg:x="5.523cm" svg:y="8.035cm" chart:style-name="ch6">
              <text:p>Tamanho da Instância</text:p>
            </chart:title>
            <chart:categories table:cell-range-address="5aQ.I2:5aQ.I8"/>
          </chart:axis>
          <chart:axis chart:dimension="y" chart:name="primary-y" chart:style-name="ch7">
            <chart:title svg:x="0.451cm" svg:y="7.929cm" chart:style-name="ch8">
              <text:p>Tempo de execução (s em escala logarítmica)</text:p>
            </chart:title>
            <chart:grid chart:style-name="ch9" chart:class="major"/>
          </chart:axis>
          <chart:series chart:style-name="ch10" chart:values-cell-range-address="5aQ.J2:5aQ.J8" chart:label-cell-address="5aQ.J1:5aQ.J1" chart:class="chart:line">
            <chart:data-point chart:repeated="7"/>
          </chart:series>
          <chart:series chart:style-name="ch11" chart:values-cell-range-address="5aQ.K2:5aQ.K8" chart:label-cell-address="5aQ.K1:5aQ.K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5aQ.J1:5aQ.J1</svg:desc>
                </draw:g>
              </table:table-cell>
              <table:table-cell office:value-type="string">
                <text:p>Paralelo</text:p>
                <draw:g>
                  <svg:desc>5aQ.K1:5aQ.K1</svg:desc>
                </draw:g>
              </table:table-cell>
            </table:table-row>
          </table:table-header-rows>
          <table:table-rows>
            <table:table-row>
              <table:table-cell office:value-type="float" office:value="32768">
                <text:p>32768</text:p>
                <draw:g>
                  <svg:desc>5aQ.I2:5aQ.I8</svg:desc>
                </draw:g>
              </table:table-cell>
              <table:table-cell office:value-type="float" office:value="0.004119">
                <text:p>0.004119</text:p>
                <draw:g>
                  <svg:desc>5aQ.J2:5aQ.J8</svg:desc>
                </draw:g>
              </table:table-cell>
              <table:table-cell office:value-type="float" office:value="0.300327">
                <text:p>0.300327</text:p>
                <draw:g>
                  <svg:desc>5aQ.K2:5aQ.K8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008974">
                <text:p>0.008974</text:p>
              </table:table-cell>
              <table:table-cell office:value-type="float" office:value="0.552452">
                <text:p>0.552452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016795">
                <text:p>0.016795</text:p>
              </table:table-cell>
              <table:table-cell office:value-type="float" office:value="1.100768">
                <text:p>1.100768</text:p>
              </table:table-cell>
            </table:table-row>
            <table:table-row>
              <table:table-cell office:value-type="float" office:value="262114">
                <text:p>262114</text:p>
              </table:table-cell>
              <table:table-cell office:value-type="float" office:value="0.033035">
                <text:p>0.033035</text:p>
              </table:table-cell>
              <table:table-cell office:value-type="float" office:value="2.742702">
                <text:p>2.742702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66514">
                <text:p>0.066514</text:p>
              </table:table-cell>
              <table:table-cell office:value-type="float" office:value="5.266901">
                <text:p>5.266901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133605">
                <text:p>0.133605</text:p>
              </table:table-cell>
              <table:table-cell office:value-type="float" office:value="10.861507">
                <text:p>10.861507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271789">
                <text:p>0.271789</text:p>
              </table:table-cell>
              <table:table-cell office:value-type="float" office:value="21.604566">
                <text:p>21.6045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